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Pictures/200000AC0000250800000449EF6D143D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FD000000FDF1F7E11A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Pictures/2000000A000000FD000000FDF1F7E11A.svm" manifest:media-type="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Pictures/2000000A000000FD000000FDF1F7E11A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Pictures/2000000A000000FD000000FDF1F7E11A.svm" manifest:media-type="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Pictures/2000000A000000FD000000F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A000000FD000000FDF1F7E11A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2000000A000000FD000000FDF1F7E11A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Pictures/2000000A000000FD000000FDF1F7E11A.svm" manifest:media-type="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0839in" svg:height="3.5453in" svg:x="9.7453in" svg:y="7.3728in">
            <draw:object draw:notify-on-update-of-ranges="Sheet1.A3:Sheet1.A6 Sheet1.A2:Sheet1.A2 Sheet1.B3:Sheet1.B6 Sheet1.A8:Sheet1.A11 Sheet1.A7:Sheet1.A7 Sheet1.B8:Sheet1.B11 Sheet1.A13:Sheet1.A16 Sheet1.A12:Sheet1.A12 Sheet1.B13:Sheet1.B16 Sheet1.A18:Sheet1.A21 Sheet1.A17:Sheet1.A17 Sheet1.B18:Sheet1.B21 Sheet1.A23:Sheet1.A26 Sheet1.A22:Sheet1.A22 Sheet1.B23:Sheet1.B26 Sheet1.A28:Sheet1.A31 Sheet1.A27:Sheet1.A27 Sheet1.B28:Sheet1.B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.0839in" svg:height="3.5453in" svg:x="15.1217in" svg:y="7.3114in">
            <draw:object draw:notify-on-update-of-ranges="Sheet1.A3:Sheet1.A6 Sheet1.A2:Sheet1.A2 Sheet1.C3:Sheet1.C6 Sheet1.A8:Sheet1.A11 Sheet1.A7:Sheet1.A7 Sheet1.C8:Sheet1.C11 Sheet1.A13:Sheet1.A16 Sheet1.A12:Sheet1.A12 Sheet1.C13:Sheet1.C16 Sheet1.A18:Sheet1.A21 Sheet1.A17:Sheet1.A17 Sheet1.C18:Sheet1.C21 Sheet1.A23:Sheet1.A26 Sheet1.A22:Sheet1.A22 Sheet1.C23:Sheet1.C26 Sheet1.A28:Sheet1.A31 Sheet1.A27:Sheet1.A27 Sheet1.C28:Sheet1.C3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5.0839in" svg:height="3.5453in" svg:x="9.8in" svg:y="1.3917in">
            <draw:object draw:notify-on-update-of-ranges="Sheet1.A3:Sheet1.A6 Sheet1.A2:Sheet1.A2 Sheet1.D3:Sheet1.D6 Sheet1.A8:Sheet1.A11 Sheet1.A7:Sheet1.A7 Sheet1.D8:Sheet1.D11 Sheet1.A18:Sheet1.A21 Sheet1.A17:Sheet1.A17 Sheet1.D18:Sheet1.D21 Sheet1.A23:Sheet1.A26 Sheet1.A22:Sheet1.A22 Sheet1.D23:Sheet1.D26 Sheet1.A28:Sheet1.A31 Sheet1.A27:Sheet1.A27 Sheet1.D28:Sheet1.D3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5.0839in" svg:height="3.5453in" svg:x="15.2406in" svg:y="1.4224in">
            <draw:object draw:notify-on-update-of-ranges="Sheet1.A3:Sheet1.A6 Sheet1.A2:Sheet1.A2 Sheet1.E3:Sheet1.E6 Sheet1.A8:Sheet1.A11 Sheet1.A7:Sheet1.A7 Sheet1.E8:Sheet1.E11 Sheet1.A18:Sheet1.A21 Sheet1.A17:Sheet1.A17 Sheet1.E18:Sheet1.E21 Sheet1.A23:Sheet1.A26 Sheet1.A22:Sheet1.A22 Sheet1.E23:Sheet1.E26 Sheet1.A28:Sheet1.A31 Sheet1.A27:Sheet1.A27 Sheet1.E28:Sheet1.E31" xlink:href="./Object 7" xlink:type="simple" xlink:show="embed" xlink:actuate="onLoad"/>
            <draw:image xlink:href="./ObjectReplacements/Object 7" xlink:type="simple" xlink:show="embed" xlink:actuate="onLoad"/>
          </draw:frame>
          <draw:g draw:z-index="4">
            <draw:g>
              <draw:frame draw:style-name="gr1" draw:text-style-name="P1" svg:width="5.0839in" svg:height="3.5453in" svg:x="0.087in" svg:y="16.2717in">
                <draw:object xlink:href="./Object 1" xlink:type="simple" xlink:show="embed" xlink:actuate="onLoad"/>
                <draw:image xlink:href="./ObjectReplacements/Object 1" xlink:type="simple" xlink:show="embed" xlink:actuate="onLoad"/>
              </draw:frame>
              <draw:frame draw:style-name="gr1" draw:text-style-name="P1" svg:width="5.0839in" svg:height="3.5453in" svg:x="5.1587in" svg:y="16.2717in">
                <draw:object xlink:href="./Object 3" xlink:type="simple" xlink:show="embed" xlink:actuate="onLoad"/>
                <draw:image xlink:href="./ObjectReplacements/Object 3" xlink:type="simple" xlink:show="embed" xlink:actuate="onLoad"/>
              </draw:frame>
              <draw:frame draw:style-name="gr1" draw:text-style-name="P1" svg:width="5.0839in" svg:height="3.5453in" svg:x="0.0874in" svg:y="12.7996in">
                <draw:object xlink:href="./Object 4" xlink:type="simple" xlink:show="embed" xlink:actuate="onLoad"/>
                <draw:image xlink:href="./ObjectReplacements/Object 4" xlink:type="simple" xlink:show="embed" xlink:actuate="onLoad"/>
              </draw:frame>
              <draw:frame draw:style-name="gr1" draw:text-style-name="P1" svg:width="5.0839in" svg:height="3.5453in" svg:x="5.1496in" svg:y="12.7996in">
                <draw:object xlink:href="./Object 8" xlink:type="simple" xlink:show="embed" xlink:actuate="onLoad"/>
                <draw:image xlink:href="./ObjectReplacements/Object 8" xlink:type="simple" xlink:show="embed" xlink:actuate="onLoad"/>
              </draw:frame>
              <draw:frame draw:name="Image 1" draw:style-name="gr2" draw:text-style-name="P1" svg:width="6.9374in" svg:height="0.713in" svg:x="1.8209in" svg:y="12.2984in">
                <draw:image xlink:href="Pictures/200000AC0000250800000449EF6D143D.svm" xlink:type="simple" xlink:show="embed" xlink:actuate="onLoad">
                  <text:p/>
                </draw:image>
              </draw:frame>
            </draw:g>
          </draw:g>
        </table:shapes>
        <table:table-column table:style-name="co1" table:default-cell-style-name="Default"/>
        <table:table-column table:style-name="co1" table:number-columns-repeated="4" table:default-cell-style-name="ce2"/>
        <table:table-column table:style-name="co1" table:number-columns-repeated="4" table:default-cell-style-name="Default"/>
        <table:table-column table:style-name="co1" table:default-cell-style-name="ce5"/>
        <table:table-column table:style-name="co1" table:number-columns-repeated="8" table:default-cell-style-name="Default"/>
        <table:table-row table:style-name="ro1">
          <table:table-cell table:style-name="ce1"/>
          <table:table-cell office:value-type="string" calcext:value-type="string">
            <text:p>Loop Time</text:p>
          </table:table-cell>
          <table:table-cell office:value-type="string" calcext:value-type="string">
            <text:p>Loop Energy</text:p>
          </table:table-cell>
          <table:table-cell table:style-name="Default" office:value-type="string" calcext:value-type="string">
            <text:p>Event Time</text:p>
          </table:table-cell>
          <table:table-cell table:style-name="Default" office:value-type="string" calcext:value-type="string">
            <text:p>Event Energy</text:p>
          </table:table-cell>
          <table:table-cell/>
          <table:table-cell office:value-type="string" calcext:value-type="string">
            <text:p>Average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2" office:value-type="string" calcext:value-type="string">
            <text:p>App69</text:p>
          </table:table-cell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Loop Time</text:p>
          </table:table-cell>
          <table:table-cell office:value-type="string" calcext:value-type="string">
            <text:p>Loop Energy</text:p>
          </table:table-cell>
          <table:table-cell office:value-type="string" calcext:value-type="string">
            <text:p>Event Time</text:p>
          </table:table-cell>
          <table:table-cell table:style-name="Default" office:value-type="string" calcext:value-type="string">
            <text:p>Event Energy</text:p>
          </table:table-cell>
          <table:table-cell table:number-columns-repeated="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percentage" office:value="0.3259" calcext:value-type="percentage">
            <text:p>32.59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0.2567" calcext:value-type="percentage">
            <text:p>25.67%</text:p>
          </table:table-cell>
          <table:table-cell office:value-type="percentage" office:value="0.3032" calcext:value-type="percentage">
            <text:p>30.32%</text:p>
          </table:table-cell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percentage" office:value="0.4955" calcext:value-type="percentage">
            <text:p>49.55%</text:p>
          </table:table-cell>
          <table:table-cell office:value-type="percentage" office:value="0.6173" calcext:value-type="percentage">
            <text:p>61.73%</text:p>
          </table:table-cell>
          <table:table-cell office:value-type="percentage" office:value="0.427" calcext:value-type="percentage">
            <text:p>42.70%</text:p>
          </table:table-cell>
          <table:table-cell office:value-type="percentage" office:value="0.5425" calcext:value-type="percentage">
            <text:p>54.25%</text:p>
          </table:table-cell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percentage" office:value="0.5147" calcext:value-type="percentage">
            <text:p>51.47%</text:p>
          </table:table-cell>
          <table:table-cell office:value-type="percentage" office:value="0.6438" calcext:value-type="percentage">
            <text:p>64.38%</text:p>
          </table:table-cell>
          <table:table-cell office:value-type="percentage" office:value="0.4603" calcext:value-type="percentage">
            <text:p>46.03%</text:p>
          </table:table-cell>
          <table:table-cell office:value-type="percentage" office:value="0.5877" calcext:value-type="percentage">
            <text:p>58.77%</text:p>
          </table:table-cell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percentage" office:value="0.567" calcext:value-type="percentage">
            <text:p>56.70%</text:p>
          </table:table-cell>
          <table:table-cell office:value-type="percentage" office:value="0.5534" calcext:value-type="percentage">
            <text:p>55.34%</text:p>
          </table:table-cell>
          <table:table-cell office:value-type="percentage" office:value="0.5264" calcext:value-type="percentage">
            <text:p>52.64%</text:p>
          </table:table-cell>
          <table:table-cell office:value-type="percentage" office:value="0.5113" calcext:value-type="percentage">
            <text:p>51.13%</text:p>
          </table:table-cell>
          <table:table-cell table:style-name="ce6"/>
          <table:table-cell table:style-name="ce5" table:formula="of:=AVERAGE([.B3:.B6])" office:value-type="percentage" office:value="0.475775" calcext:value-type="percentage">
            <text:p>47.58%</text:p>
          </table:table-cell>
          <table:table-cell table:style-name="ce5" table:formula="of:=AVERAGE([.C3:.C6])" office:value-type="percentage" office:value="0.544625" calcext:value-type="percentage">
            <text:p>54.46%</text:p>
          </table:table-cell>
          <table:table-cell table:style-name="ce5" table:formula="of:=AVERAGE([.D3:.D6])" office:value-type="percentage" office:value="0.4176" calcext:value-type="percentage">
            <text:p>41.76%</text:p>
          </table:table-cell>
          <table:table-cell table:formula="of:=AVERAGE([.E3:.E6])" office:value-type="percentage" office:value="0.486175" calcext:value-type="percentage">
            <text:p>48.62%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pp180</text:p>
          </table:table-cell>
          <table:table-cell/>
          <table:table-cell table:style-name="ce3" table:number-columns-repeated="3"/>
          <table:table-cell table:number-columns-repeated="6"/>
          <table:table-cell office:value-type="string" calcext:value-type="string">
            <text:p>App level time</text:p>
          </table:table-cell>
          <table:table-cell table:number-columns-repeated="5"/>
          <table:table-cell office:value-type="string" calcext:value-type="string">
            <text:p>App level energy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percentage" office:value="0.9276" calcext:value-type="percentage">
            <text:p>92.76%</text:p>
          </table:table-cell>
          <table:table-cell office:value-type="percentage" office:value="0.9557" calcext:value-type="percentage">
            <text:p>95.57%</text:p>
          </table:table-cell>
          <table:table-cell office:value-type="percentage" office:value="0.7039" calcext:value-type="percentage">
            <text:p>70.39%</text:p>
          </table:table-cell>
          <table:table-cell office:value-type="percentage" office:value="0.8109" calcext:value-type="percentage">
            <text:p>81.09%</text:p>
          </table:table-cell>
          <table:table-cell table:number-columns-repeated="1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percentage" office:value="0.9544" calcext:value-type="percentage">
            <text:p>95.44%</text:p>
          </table:table-cell>
          <table:table-cell office:value-type="percentage" office:value="0.9757" calcext:value-type="percentage">
            <text:p>97.57%</text:p>
          </table:table-cell>
          <table:table-cell office:value-type="percentage" office:value="0.832" calcext:value-type="percentage">
            <text:p>83.20%</text:p>
          </table:table-cell>
          <table:table-cell office:value-type="percentage" office:value="0.9135" calcext:value-type="percentage">
            <text:p>91.35%</text:p>
          </table:table-cell>
          <table:table-cell table:number-columns-repeated="1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percentage" office:value="0.9586" calcext:value-type="percentage">
            <text:p>95.86%</text:p>
          </table:table-cell>
          <table:table-cell office:value-type="percentage" office:value="0.9704" calcext:value-type="percentage">
            <text:p>97.04%</text:p>
          </table:table-cell>
          <table:table-cell office:value-type="percentage" office:value="0.8563" calcext:value-type="percentage">
            <text:p>85.63%</text:p>
          </table:table-cell>
          <table:table-cell office:value-type="percentage" office:value="0.8908" calcext:value-type="percentage">
            <text:p>89.08%</text:p>
          </table:table-cell>
          <table:table-cell table:number-columns-repeated="1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percentage" office:value="0.9722" calcext:value-type="percentage">
            <text:p>97.22%</text:p>
          </table:table-cell>
          <table:table-cell office:value-type="percentage" office:value="0.9733" calcext:value-type="percentage">
            <text:p>97.33%</text:p>
          </table:table-cell>
          <table:table-cell office:value-type="percentage" office:value="0.9055" calcext:value-type="percentage">
            <text:p>90.55%</text:p>
          </table:table-cell>
          <table:table-cell office:value-type="percentage" office:value="0.9013" calcext:value-type="percentage">
            <text:p>90.13%</text:p>
          </table:table-cell>
          <table:table-cell table:style-name="ce6"/>
          <table:table-cell table:style-name="ce5" table:formula="of:=AVERAGE([.B8:.B11])" office:value-type="percentage" office:value="0.9532" calcext:value-type="percentage">
            <text:p>95.32%</text:p>
          </table:table-cell>
          <table:table-cell table:style-name="ce5" table:formula="of:=AVERAGE([.C8:.C11])" office:value-type="percentage" office:value="0.968775" calcext:value-type="percentage">
            <text:p>96.88%</text:p>
          </table:table-cell>
          <table:table-cell table:style-name="ce5" table:formula="of:=AVERAGE([.D8:.D11])" office:value-type="percentage" office:value="0.824425" calcext:value-type="percentage">
            <text:p>82.44%</text:p>
          </table:table-cell>
          <table:table-cell table:formula="of:=AVERAGE([.E8:.E11])" office:value-type="percentage" office:value="0.879125" calcext:value-type="percentage">
            <text:p>87.9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p219</text:p>
          </table:table-cell>
          <table:table-cell table:style-name="Default"/>
          <table:table-cell table:style-name="ce3" table:number-columns-repeated="3"/>
          <table:table-cell/>
          <table:table-cell table:style-name="ce5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5957" calcext:value-type="percentage">
            <text:p>59.57%</text:p>
          </table:table-cell>
          <table:table-cell table:style-name="ce6" office:value-type="percentage" office:value="-0.0012" calcext:value-type="percentage">
            <text:p>-0.12%</text:p>
          </table:table-cell>
          <table:table-cell table:style-name="ce6" office:value-type="percentage" office:value="0.0421" calcext:value-type="percentage">
            <text:p>4.21%</text:p>
          </table:table-cell>
          <table:table-cell/>
          <table:table-cell table:style-name="ce5" table:number-columns-repeated="2"/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7376" calcext:value-type="percentage">
            <text:p>73.76%</text:p>
          </table:table-cell>
          <table:table-cell office:value-type="percentage" office:value="0.7061" calcext:value-type="percentage">
            <text:p>70.61%</text:p>
          </table:table-cell>
          <table:table-cell table:style-name="ce5" office:value-type="percentage" office:value="0.0146" calcext:value-type="percentage">
            <text:p>1.46%</text:p>
          </table:table-cell>
          <table:table-cell table:style-name="ce5" office:value-type="percentage" office:value="0.004" calcext:value-type="percentage">
            <text:p>0.40%</text:p>
          </table:table-cell>
          <table:table-cell/>
          <table:table-cell table:style-name="ce5" table:number-columns-repeated="2"/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8437" calcext:value-type="percentage">
            <text:p>84.37%</text:p>
          </table:table-cell>
          <table:table-cell office:value-type="percentage" office:value="0.8316" calcext:value-type="percentage">
            <text:p>83.16%</text:p>
          </table:table-cell>
          <table:table-cell table:style-name="ce5" office:value-type="percentage" office:value="0.0491" calcext:value-type="percentage">
            <text:p>4.91%</text:p>
          </table:table-cell>
          <table:table-cell table:style-name="ce5" office:value-type="percentage" office:value="0.0458" calcext:value-type="percentage">
            <text:p>4.58%</text:p>
          </table:table-cell>
          <table:table-cell/>
          <table:table-cell table:style-name="ce5" table:number-columns-repeated="2"/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8822" calcext:value-type="percentage">
            <text:p>88.22%</text:p>
          </table:table-cell>
          <table:table-cell office:value-type="percentage" office:value="0.8976" calcext:value-type="percentage">
            <text:p>89.76%</text:p>
          </table:table-cell>
          <table:table-cell table:style-name="ce5" office:value-type="percentage" office:value="0.0464" calcext:value-type="percentage">
            <text:p>4.64%</text:p>
          </table:table-cell>
          <table:table-cell table:style-name="ce5" office:value-type="percentage" office:value="0.0583" calcext:value-type="percentage">
            <text:p>5.83%</text:p>
          </table:table-cell>
          <table:table-cell/>
          <table:table-cell table:style-name="ce5" table:formula="of:=AVERAGE([.B13:.B16])" office:value-type="percentage" office:value="0.758725" calcext:value-type="percentage">
            <text:p>75.87%</text:p>
          </table:table-cell>
          <table:table-cell table:style-name="ce5" table:formula="of:=AVERAGE([.C13:.C16])" office:value-type="percentage" office:value="0.75775" calcext:value-type="percentage">
            <text:p>75.78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p567</text:p>
          </table:table-cell>
          <table:table-cell/>
          <table:table-cell table:style-name="ce3" table:number-columns-repeated="3"/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4367" calcext:value-type="percentage">
            <text:p>43.67%</text:p>
          </table:table-cell>
          <table:table-cell office:value-type="percentage" office:value="0.4629" calcext:value-type="percentage">
            <text:p>46.29%</text:p>
          </table:table-cell>
          <table:table-cell office:value-type="percentage" office:value="0.2516" calcext:value-type="percentage">
            <text:p>25.16%</text:p>
          </table:table-cell>
          <table:table-cell office:value-type="percentage" office:value="0.2729" calcext:value-type="percentage">
            <text:p>27.29%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5692" calcext:value-type="percentage">
            <text:p>56.92%</text:p>
          </table:table-cell>
          <table:table-cell office:value-type="percentage" office:value="0.554" calcext:value-type="percentage">
            <text:p>55.4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0.2727" calcext:value-type="percentage">
            <text:p>27.27%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7239" calcext:value-type="percentage">
            <text:p>72.39%</text:p>
          </table:table-cell>
          <table:table-cell office:value-type="percentage" office:value="0.7105" calcext:value-type="percentage">
            <text:p>71.05%</text:p>
          </table:table-cell>
          <table:table-cell office:value-type="percentage" office:value="0.4966" calcext:value-type="percentage">
            <text:p>49.66%</text:p>
          </table:table-cell>
          <table:table-cell office:value-type="percentage" office:value="0.4875" calcext:value-type="percentage">
            <text:p>48.75%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7786" calcext:value-type="percentage">
            <text:p>77.86%</text:p>
          </table:table-cell>
          <table:table-cell office:value-type="percentage" office:value="0.7839" calcext:value-type="percentage">
            <text:p>78.39%</text:p>
          </table:table-cell>
          <table:table-cell office:value-type="percentage" office:value="0.5972" calcext:value-type="percentage">
            <text:p>59.72%</text:p>
          </table:table-cell>
          <table:table-cell office:value-type="percentage" office:value="0.5995" calcext:value-type="percentage">
            <text:p>59.95%</text:p>
          </table:table-cell>
          <table:table-cell table:style-name="ce6"/>
          <table:table-cell table:style-name="ce5" table:formula="of:=AVERAGE([.B18:.B21])" office:value-type="percentage" office:value="0.6271" calcext:value-type="percentage">
            <text:p>62.71%</text:p>
          </table:table-cell>
          <table:table-cell table:style-name="ce5" table:formula="of:=AVERAGE([.C18:.C21])" office:value-type="percentage" office:value="0.627825" calcext:value-type="percentage">
            <text:p>62.78%</text:p>
          </table:table-cell>
          <table:table-cell table:style-name="ce5" table:formula="of:=AVERAGE([.D18:.D21])" office:value-type="percentage" office:value="0.4081" calcext:value-type="percentage">
            <text:p>40.81%</text:p>
          </table:table-cell>
          <table:table-cell table:formula="of:=AVERAGE([.E18:.E21])" office:value-type="percentage" office:value="0.40815" calcext:value-type="percentage">
            <text:p>40.8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p802</text:p>
          </table:table-cell>
          <table:table-cell table:number-columns-repeated="2"/>
          <table:table-cell table:style-name="ce3" table:number-columns-repeated="2"/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332" calcext:value-type="percentage">
            <text:p>33.20%</text:p>
          </table:table-cell>
          <table:table-cell office:value-type="percentage" office:value="0.3309" calcext:value-type="percentage">
            <text:p>33.09%</text:p>
          </table:table-cell>
          <table:table-cell office:value-type="percentage" office:value="0.3293" calcext:value-type="percentage">
            <text:p>32.93%</text:p>
          </table:table-cell>
          <table:table-cell office:value-type="percentage" office:value="0.3255" calcext:value-type="percentage">
            <text:p>32.55%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538" calcext:value-type="percentage">
            <text:p>45.38%</text:p>
          </table:table-cell>
          <table:table-cell office:value-type="percentage" office:value="0.4025" calcext:value-type="percentage">
            <text:p>40.25%</text:p>
          </table:table-cell>
          <table:table-cell office:value-type="percentage" office:value="0.4472" calcext:value-type="percentage">
            <text:p>44.72%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4363" calcext:value-type="percentage">
            <text:p>43.63%</text:p>
          </table:table-cell>
          <table:table-cell office:value-type="percentage" office:value="0.4141" calcext:value-type="percentage">
            <text:p>41.41%</text:p>
          </table:table-cell>
          <table:table-cell office:value-type="percentage" office:value="0.4312" calcext:value-type="percentage">
            <text:p>43.12%</text:p>
          </table:table-cell>
          <table:table-cell office:value-type="percentage" office:value="0.4088" calcext:value-type="percentage">
            <text:p>40.88%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4611" calcext:value-type="percentage">
            <text:p>46.11%</text:p>
          </table:table-cell>
          <table:table-cell office:value-type="percentage" office:value="0.4364" calcext:value-type="percentage">
            <text:p>43.64%</text:p>
          </table:table-cell>
          <table:table-cell office:value-type="percentage" office:value="0.452" calcext:value-type="percentage">
            <text:p>45.20%</text:p>
          </table:table-cell>
          <table:table-cell office:value-type="percentage" office:value="0.4265" calcext:value-type="percentage">
            <text:p>42.65%</text:p>
          </table:table-cell>
          <table:table-cell table:style-name="ce6"/>
          <table:table-cell table:style-name="ce5" table:formula="of:=AVERAGE([.B23:.B26])" office:value-type="percentage" office:value="0.40985" calcext:value-type="percentage">
            <text:p>40.99%</text:p>
          </table:table-cell>
          <table:table-cell table:style-name="ce5" table:formula="of:=AVERAGE([.C23:.C26])" office:value-type="percentage" office:value="0.4088" calcext:value-type="percentage">
            <text:p>40.88%</text:p>
          </table:table-cell>
          <table:table-cell table:style-name="ce5" table:formula="of:=AVERAGE([.D23:.D26])" office:value-type="percentage" office:value="0.40375" calcext:value-type="percentage">
            <text:p>40.38%</text:p>
          </table:table-cell>
          <table:table-cell table:formula="of:=AVERAGE([.E23:.E26])" office:value-type="percentage" office:value="0.402" calcext:value-type="percentage">
            <text:p>40.2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p1447</text:p>
          </table:table-cell>
          <table:table-cell table:style-name="ce3" table:number-columns-repeated="4"/>
          <table:table-cell table:number-columns-repeated="3"/>
          <table:table-cell table:style-name="ce5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6067" calcext:value-type="percentage">
            <text:p>60.67%</text:p>
          </table:table-cell>
          <table:table-cell office:value-type="percentage" office:value="0.5815" calcext:value-type="percentage">
            <text:p>58.15%</text:p>
          </table:table-cell>
          <table:table-cell office:value-type="percentage" office:value="0.3371" calcext:value-type="percentage">
            <text:p>33.71%</text:p>
          </table:table-cell>
          <table:table-cell office:value-type="percentage" office:value="0.3056" calcext:value-type="percentage">
            <text:p>30.56%</text:p>
          </table:table-cell>
          <table:table-cell table:number-columns-repeated="3"/>
          <table:table-cell table:style-name="ce5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7354" calcext:value-type="percentage">
            <text:p>73.54%</text:p>
          </table:table-cell>
          <table:table-cell office:value-type="percentage" office:value="0.755" calcext:value-type="percentage">
            <text:p>75.50%</text:p>
          </table:table-cell>
          <table:table-cell office:value-type="percentage" office:value="0.4238" calcext:value-type="percentage">
            <text:p>42.38%</text:p>
          </table:table-cell>
          <table:table-cell office:value-type="percentage" office:value="0.4536" calcext:value-type="percentage">
            <text:p>45.36%</text:p>
          </table:table-cell>
          <table:table-cell table:number-columns-repeated="3"/>
          <table:table-cell table:style-name="ce5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7406" calcext:value-type="percentage">
            <text:p>74.06%</text:p>
          </table:table-cell>
          <table:table-cell office:value-type="percentage" office:value="0.6219" calcext:value-type="percentage">
            <text:p>62.19%</text:p>
          </table:table-cell>
          <table:table-cell office:value-type="percentage" office:value="0.3845" calcext:value-type="percentage">
            <text:p>38.45%</text:p>
          </table:table-cell>
          <table:table-cell table:number-columns-repeated="3"/>
          <table:table-cell table:style-name="ce5"/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8723" calcext:value-type="percentage">
            <text:p>87.23%</text:p>
          </table:table-cell>
          <table:table-cell office:value-type="percentage" office:value="0.7819" calcext:value-type="percentage">
            <text:p>78.19%</text:p>
          </table:table-cell>
          <table:table-cell office:value-type="percentage" office:value="0.6759" calcext:value-type="percentage">
            <text:p>67.59%</text:p>
          </table:table-cell>
          <table:table-cell office:value-type="percentage" office:value="0.4658" calcext:value-type="percentage">
            <text:p>46.58%</text:p>
          </table:table-cell>
          <table:table-cell/>
          <table:table-cell table:style-name="ce5" table:formula="of:=AVERAGE([.B28:.B31])" office:value-type="percentage" office:value="0.765675" calcext:value-type="percentage">
            <text:p>76.57%</text:p>
          </table:table-cell>
          <table:table-cell table:style-name="ce5" table:formula="of:=AVERAGE([.C28:.C31])" office:value-type="percentage" office:value="0.71475" calcext:value-type="percentage">
            <text:p>71.48%</text:p>
          </table:table-cell>
          <table:table-cell table:style-name="ce5" table:formula="of:=AVERAGE([.D28:.D31])" office:value-type="percentage" office:value="0.514675" calcext:value-type="percentage">
            <text:p>51.47%</text:p>
          </table:table-cell>
          <table:table-cell table:formula="of:=AVERAGE([.E28:.E31])" office:value-type="percentage" office:value="0.402375" calcext:value-type="percentage">
            <text:p>40.24%</text:p>
          </table:table-cell>
          <table:table-cell table:number-columns-repeated="8"/>
        </table:table-row>
        <table:table-row table:style-name="ro1">
          <table:table-cell/>
          <table:table-cell table:style-name="ce3" table:number-columns-repeated="4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table:number-columns-repeated="4"/>
          <table:table-cell/>
          <table:table-cell table:style-name="ce6" table:formula="of:=AVERAGE([.G6];[.G11];[.G16];[.G26];[.G21];[.G31])" office:value-type="percentage" office:value="0.665054166666667" calcext:value-type="percentage">
            <text:p>66.51%</text:p>
          </table:table-cell>
          <table:table-cell table:style-name="ce6" table:formula="of:=AVERAGE([.H6];[.H11];[.H16];[.H26];[.H21];[.H31])" office:value-type="percentage" office:value="0.670420833333333" calcext:value-type="percentage">
            <text:p>67.04%</text:p>
          </table:table-cell>
          <table:table-cell table:style-name="ce6" table:formula="of:=AVERAGE([.I6];[.I11];[.I26];[.I21];[.I31])" office:value-type="percentage" office:value="0.51371" calcext:value-type="percentage">
            <text:p>51.37%</text:p>
          </table:table-cell>
          <table:table-cell table:style-name="ce6" table:formula="of:=AVERAGE([.J6];[.J11];[.J26];[.J21];[.J31])" office:value-type="percentage" office:value="0.515565" calcext:value-type="percentage">
            <text:p>51.56%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/>
          <table:table-cell table:style-name="ce3"/>
          <table:table-cell table:style-name="ce5"/>
          <table:table-cell table:style-name="ce3" table:number-columns-repeated="2"/>
          <table:table-cell table:number-columns-repeated="3"/>
          <table:table-cell table:style-name="ce3"/>
          <table:table-cell table:style-name="Default"/>
          <table:table-cell table:number-columns-repeated="8"/>
        </table:table-row>
        <table:table-row table:style-name="ro1" table:number-rows-repeated="3">
          <table:table-cell/>
          <table:table-cell table:style-name="ce3" table:number-columns-repeated="4"/>
          <table:table-cell table:number-columns-repeated="3"/>
          <table:table-cell table:style-name="ce3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3"/>
          <table:table-cell table:style-name="Default"/>
          <table:table-cell/>
          <table:table-cell office:value-type="string" calcext:value-type="string">
            <text:p>Loop Level Time</text:p>
          </table:table-cell>
          <table:table-cell table:number-columns-repeated="5"/>
          <table:table-cell office:value-type="string" calcext:value-type="string">
            <text:p>Loop Level Energy</text:p>
          </table:table-cell>
        </table:table-row>
        <table:table-row table:style-name="ro1">
          <table:table-cell/>
          <table:table-cell table:style-name="ce4" table:number-columns-repeated="4"/>
          <table:table-cell table:number-columns-repeated="3"/>
          <table:table-cell table:style-name="ce3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/>
          <table:table-cell table:style-name="Default" table:number-columns-repeated="3"/>
          <table:table-cell table:number-columns-repeated="3"/>
          <table:table-cell table:style-name="ce3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3"/>
          <table:table-cell table:style-name="Default"/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App72</text:p>
          </table:table-cell>
          <table:table-cell office:value-type="percentage" office:value="0.3861111111" calcext:value-type="percentage">
            <text:p>38.61%</text:p>
          </table:table-cell>
        </table:table-row>
        <table:table-row table:style-name="ro1">
          <table:table-cell office:value-type="string" calcext:value-type="string">
            <text:p>App79</text:p>
          </table:table-cell>
          <table:table-cell office:value-type="percentage" office:value="0.4810126582" calcext:value-type="percentage">
            <text:p>48.10%</text:p>
          </table:table-cell>
        </table:table-row>
        <table:table-row table:style-name="ro1">
          <table:table-cell table:style-name="ce7" office:value-type="string" calcext:value-type="string">
            <text:p>App148</text:p>
          </table:table-cell>
          <table:table-cell office:value-type="percentage" office:value="0.6632653061" calcext:value-type="percentage">
            <text:p>66.33%</text:p>
          </table:table-cell>
        </table:table-row>
        <table:table-row table:style-name="ro1">
          <table:table-cell table:style-name="ce7" office:value-type="string" calcext:value-type="string">
            <text:p>App183</text:p>
          </table:table-cell>
          <table:table-cell office:value-type="percentage" office:value="0.9319148936" calcext:value-type="percentage">
            <text:p>93.19%</text:p>
          </table:table-cell>
        </table:table-row>
        <table:table-row table:style-name="ro1">
          <table:table-cell office:value-type="string" calcext:value-type="string">
            <text:p>App222</text:p>
          </table:table-cell>
          <table:table-cell office:value-type="percentage" office:value="0.5142857143" calcext:value-type="percentage">
            <text:p>51.43%</text:p>
          </table:table-cell>
        </table:table-row>
        <table:table-row table:style-name="ro1">
          <table:table-cell office:value-type="string" calcext:value-type="string">
            <text:p>App328</text:p>
          </table:table-cell>
          <table:table-cell office:value-type="percentage" office:value="0.592760181" calcext:value-type="percentage">
            <text:p>59.28%</text:p>
          </table:table-cell>
        </table:table-row>
        <table:table-row table:style-name="ro1">
          <table:table-cell office:value-type="string" calcext:value-type="string">
            <text:p>App489</text:p>
          </table:table-cell>
          <table:table-cell office:value-type="percentage" office:value="0.5384615385" calcext:value-type="percentage">
            <text:p>53.8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 style:data-style-name="N2" text:time-value="21:52:06.158232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17:28:39.175803842</meta:creation-date>
    <dc:date>2018-05-08T21:53:59.377194294</dc:date>
    <meta:editing-duration>P13DT13H6M5S</meta:editing-duration>
    <meta:editing-cycles>14</meta:editing-cycles>
    <meta:generator>LibreOffice/4.2.8.2$Linux_X86_64 LibreOffice_project/420m0$Build-2</meta:generator>
    <meta:document-statistic meta:table-count="2" meta:cell-count="17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fo:font-weight="bold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5pt" style:font-size-asian="9pt" style:font-size-complex="9pt"/>
    </style:style>
    <style:style style:name="ch6" style:family="chart" style:data-style-name="N10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automatic" chart:symbol-width="0.25cm" chart:symbol-height="0.25cm" chart:link-data-style-to-source="true">
        <chart:symbol-image xlink:href="Pictures/2000000A000000FD000000FDF1F7E11A.svm" xlink:type="simple" xlink:actuate="onLoad"/>
      </style:chart-properties>
      <style:graphic-properties draw:stroke-dash="_33__20_Dashes_20_3_20_Dots_20__28_var_29_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Fine_20_Dotted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down" chart:symbol-width="0.25cm" chart:symbol-height="0.25cm" chart:link-data-style-to-source="true"/>
      <style:graphic-properties draw:stroke-dash="Fine_20_Dotted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="dash" draw:stroke-dash="Ultrafine_20_2_20_Dots_20_3_20_Dashes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914cm" svg:height="9.006cm" xlink:href=".." xlink:type="simple" chart:class="chart:scatter" chart:style-name="ch1">
        <chart:title svg:x="5.661cm" svg:y="0.481cm" chart:style-name="ch2">
          <text:p>Event Time</text:p>
        </chart:title>
        <chart:plot-area chart:style-name="ch3" table:cell-range-address="Sheet1.A2:Sheet1.A7 Sheet1.D3:Sheet1.D6 Sheet1.D8:Sheet1.D11 Sheet1.A17:Sheet1.A17 Sheet1.D18:Sheet1.D21 Sheet1.A22:Sheet1.A22 Sheet1.D23:Sheet1.D26 Sheet1.A27:Sheet1.A27 Sheet1.D28:Sheet1.D31" chart:data-source-has-labels="row" svg:x="0.779cm" svg:y="1.206cm" svg:width="11.984cm" svg:height="7.014cm">
          <chartooo:coordinate-region svg:x="2.115cm" svg:y="1.458cm" svg:width="10.527cm" svg:height="6.009cm"/>
          <chart:axis chart:dimension="x" chart:name="primary-x" chart:style-name="ch4">
            <chart:title svg:x="4.611cm" svg:y="8.128cm" chart:style-name="ch5">
              <text:p>Index of Input Number</text:p>
            </chart:title>
          </chart:axis>
          <chart:axis chart:dimension="y" chart:name="primary-y" chart:style-name="ch6">
            <chart:title svg:x="0.001cm" svg:y="6.369cm" chart:style-name="ch7">
              <text:p>Improvement</text:p>
            </chart:title>
            <chart:grid chart:style-name="ch8" chart:class="major"/>
          </chart:axis>
          <chart:series chart:style-name="ch9" chart:values-cell-range-address="Sheet1.D3:Sheet1.D6" chart:label-cell-address="Sheet1.A2:Sheet1.A2" chart:class="chart:scatter">
            <chart:domain table:cell-range-address="Sheet1.A3:Sheet1.A6"/>
            <chart:data-point chart:repeated="4"/>
          </chart:series>
          <chart:series chart:style-name="ch10" chart:values-cell-range-address="Sheet1.D8:Sheet1.D11" chart:label-cell-address="Sheet1.A7:Sheet1.A7" chart:class="chart:scatter">
            <chart:domain table:cell-range-address="Sheet1.A8:Sheet1.A11"/>
            <chart:data-point chart:repeated="4"/>
          </chart:series>
          <chart:series chart:style-name="ch11" chart:values-cell-range-address="Sheet1.D18:Sheet1.D21" chart:label-cell-address="Sheet1.A17:Sheet1.A17" chart:class="chart:scatter">
            <chart:domain table:cell-range-address="Sheet1.A18:Sheet1.A21"/>
            <chart:data-point chart:repeated="4"/>
          </chart:series>
          <chart:series chart:style-name="ch12" chart:values-cell-range-address="Sheet1.D23:Sheet1.D26" chart:label-cell-address="Sheet1.A22:Sheet1.A22" chart:class="chart:scatter">
            <chart:domain table:cell-range-address="Sheet1.A23:Sheet1.A26"/>
            <chart:data-point chart:repeated="4"/>
          </chart:series>
          <chart:series chart:style-name="ch13" chart:values-cell-range-address="Sheet1.D28:Sheet1.D31" chart:label-cell-address="Sheet1.A27:Sheet1.A27" chart:class="chart:scatter">
            <chart:domain table:cell-range-address="Sheet1.A28:Sheet1.A31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p69</text:p>
                <draw:g>
                  <svg:desc>Sheet1.A2:Sheet1.A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180</text:p>
                <draw:g>
                  <svg:desc>Sheet1.A7:Sheet1.A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567</text:p>
                <draw:g>
                  <svg:desc>Sheet1.A17:Sheet1.A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802</text:p>
                <draw:g>
                  <svg:desc>Sheet1.A22:Sheet1.A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1447</text:p>
                <draw:g>
                  <svg:desc>Sheet1.A27:Sheet1.A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6</svg:desc>
                </draw:g>
              </table:table-cell>
              <table:table-cell office:value-type="float" office:value="0.2567">
                <text:p>0.2567</text:p>
                <draw:g>
                  <svg:desc>Sheet1.D3:Sheet1.D6</svg:desc>
                </draw:g>
              </table:table-cell>
              <table:table-cell office:value-type="float" office:value="1">
                <text:p>1</text:p>
                <draw:g>
                  <svg:desc>Sheet1.A8:Sheet1.A11</svg:desc>
                </draw:g>
              </table:table-cell>
              <table:table-cell office:value-type="float" office:value="0.7039">
                <text:p>0.7039</text:p>
                <draw:g>
                  <svg:desc>Sheet1.D8:Sheet1.D11</svg:desc>
                </draw:g>
              </table:table-cell>
              <table:table-cell office:value-type="float" office:value="1">
                <text:p>1</text:p>
                <draw:g>
                  <svg:desc>Sheet1.A18:Sheet1.A21</svg:desc>
                </draw:g>
              </table:table-cell>
              <table:table-cell office:value-type="float" office:value="0.2516">
                <text:p>0.2516</text:p>
                <draw:g>
                  <svg:desc>Sheet1.D18:Sheet1.D21</svg:desc>
                </draw:g>
              </table:table-cell>
              <table:table-cell office:value-type="float" office:value="1">
                <text:p>1</text:p>
                <draw:g>
                  <svg:desc>Sheet1.A23:Sheet1.A26</svg:desc>
                </draw:g>
              </table:table-cell>
              <table:table-cell office:value-type="float" office:value="0.3293">
                <text:p>0.3293</text:p>
                <draw:g>
                  <svg:desc>Sheet1.D23:Sheet1.D26</svg:desc>
                </draw:g>
              </table:table-cell>
              <table:table-cell office:value-type="float" office:value="1">
                <text:p>1</text:p>
                <draw:g>
                  <svg:desc>Sheet1.A28:Sheet1.A31</svg:desc>
                </draw:g>
              </table:table-cell>
              <table:table-cell office:value-type="float" office:value="0.3371">
                <text:p>0.3371</text:p>
                <draw:g>
                  <svg:desc>Sheet1.D28:Sheet1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27">
                <text:p>0.427</text:p>
              </table:table-cell>
              <table:table-cell office:value-type="float" office:value="2">
                <text:p>2</text:p>
              </table:table-cell>
              <table:table-cell office:value-type="float" office:value="0.832">
                <text:p>0.832</text:p>
              </table:table-cell>
              <table:table-cell office:value-type="float" office:value="2">
                <text:p>2</text:p>
              </table:table-cell>
              <table:table-cell office:value-type="float" office:value="0.287">
                <text:p>0.287</text:p>
              </table:table-cell>
              <table:table-cell office:value-type="float" office:value="2">
                <text:p>2</text:p>
              </table:table-cell>
              <table:table-cell office:value-type="float" office:value="0.4025">
                <text:p>0.4025</text:p>
              </table:table-cell>
              <table:table-cell office:value-type="float" office:value="2">
                <text:p>2</text:p>
              </table:table-cell>
              <table:table-cell office:value-type="float" office:value="0.4238">
                <text:p>0.4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603">
                <text:p>0.4603</text:p>
              </table:table-cell>
              <table:table-cell office:value-type="float" office:value="3">
                <text:p>3</text:p>
              </table:table-cell>
              <table:table-cell office:value-type="float" office:value="0.8563">
                <text:p>0.8563</text:p>
              </table:table-cell>
              <table:table-cell office:value-type="float" office:value="3">
                <text:p>3</text:p>
              </table:table-cell>
              <table:table-cell office:value-type="float" office:value="0.4966">
                <text:p>0.4966</text:p>
              </table:table-cell>
              <table:table-cell office:value-type="float" office:value="3">
                <text:p>3</text:p>
              </table:table-cell>
              <table:table-cell office:value-type="float" office:value="0.4312">
                <text:p>0.4312</text:p>
              </table:table-cell>
              <table:table-cell office:value-type="float" office:value="3">
                <text:p>3</text:p>
              </table:table-cell>
              <table:table-cell office:value-type="float" office:value="0.6219">
                <text:p>0.6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264">
                <text:p>0.5264</text:p>
              </table:table-cell>
              <table:table-cell office:value-type="float" office:value="4">
                <text:p>4</text:p>
              </table:table-cell>
              <table:table-cell office:value-type="float" office:value="0.9055">
                <text:p>0.9055</text:p>
              </table:table-cell>
              <table:table-cell office:value-type="float" office:value="4">
                <text:p>4</text:p>
              </table:table-cell>
              <table:table-cell office:value-type="float" office:value="0.5972">
                <text:p>0.5972</text:p>
              </table:table-cell>
              <table:table-cell office:value-type="float" office:value="4">
                <text:p>4</text:p>
              </table:table-cell>
              <table:table-cell office:value-type="float" office:value="0.452">
                <text:p>0.452</text:p>
              </table:table-cell>
              <table:table-cell office:value-type="float" office:value="4">
                <text:p>4</text:p>
              </table:table-cell>
              <table:table-cell office:value-type="float" office:value="0.6759">
                <text:p>0.67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axial" draw:start="100%" draw:end="0%" draw:angle="0" draw:border="0%"/>
    <draw:stroke-dash draw:name="_33__20_Dashes_20_3_20_Dots_20__28_var_29_" draw:display-name="3 Dashes 3 Dots (var)" draw:style="rect" draw:dots1="3" draw:dots1-length="197%" draw:dots2="3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automatic" chart:symbol-width="0.25cm" chart:symbol-height="0.25cm" chart:link-data-style-to-source="true">
        <chart:symbol-image xlink:href="Pictures/2000000A000000FD000000FDF1F7E11A.svm" xlink:type="simple" xlink:actuate="onLoad"/>
      </style:chart-properties>
      <style:graphic-properties draw:stroke-dash="_33__20_Dashes_20_3_20_Dots_20__28_var_29_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Fine_20_Dotted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">
      <style:chart-properties chart:symbol-type="none" chart:link-data-style-to-source="true"/>
      <style:graphic-properties draw:stroke="dash" draw:stroke-dash="Ultrafine_20_Dashed" svg:stroke-width="0.08cm" svg:stroke-color="#660066" draw:fill-color="#660066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/>
      <style:graphic-properties draw:stroke-dash="Fine_20_Dotted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draw:stroke="dash" draw:stroke-dash="Ultrafine_20_2_20_Dots_20_3_20_Dashes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914cm" svg:height="9.006cm" xlink:href=".." xlink:type="simple" chart:class="chart:scatter" chart:style-name="ch1">
        <chart:legend svg:x="2.169cm" svg:y="0.192cm" style:legend-expansion="custom" chartooo:width="9.262cm" chartooo:height="1.096cm" style:legend-expansion-aspect-ratio="8.4507299270073" chart:style-name="ch2"/>
        <chart:plot-area chart:style-name="ch3" table:cell-range-address="Sheet1.A2:Sheet1.A7 Sheet1.B3:Sheet1.B6 Sheet1.B8:Sheet1.B11 Sheet1.A12:Sheet1.A12 Sheet1.B13:Sheet1.B16 Sheet1.A17:Sheet1.A17 Sheet1.B18:Sheet1.B21 Sheet1.A22:Sheet1.A22 Sheet1.B23:Sheet1.B26 Sheet1.A27:Sheet1.A27 Sheet1.B28:Sheet1.B31" chart:data-source-has-labels="row" svg:x="0.606cm" svg:y="1.26cm" svg:width="12.133cm" svg:height="7.225cm">
          <chartooo:coordinate-region svg:x="1.73cm" svg:y="1.459cm" svg:width="10.915cm" svg:height="6.379cm"/>
          <chart:axis chart:dimension="x" chart:name="primary-x" chart:style-name="ch4">
            <chart:title svg:x="4.763cm" svg:y="8.446cm" chart:style-name="ch5">
              <text:p>Normalized Input Number</text:p>
            </chart:title>
          </chart:axis>
          <chart:axis chart:dimension="y" chart:name="primary-y" chart:style-name="ch6">
            <chart:title svg:x="0cm" svg:y="5.869cm" chart:style-name="ch7">
              <text:p>Improvement</text:p>
            </chart:title>
            <chart:grid chart:style-name="ch8" chart:class="major"/>
          </chart:axis>
          <chart:series chart:style-name="ch9" chart:values-cell-range-address="Sheet1.B3:Sheet1.B6" chart:label-cell-address="Sheet1.A2:Sheet1.A2" chart:class="chart:scatter">
            <chart:domain table:cell-range-address="Sheet1.A3:Sheet1.A6"/>
            <chart:data-point chart:repeated="4"/>
          </chart:series>
          <chart:series chart:style-name="ch10" chart:values-cell-range-address="Sheet1.B8:Sheet1.B11" chart:label-cell-address="Sheet1.A7:Sheet1.A7" chart:class="chart:scatter">
            <chart:domain table:cell-range-address="Sheet1.A8:Sheet1.A11"/>
            <chart:data-point chart:repeated="4"/>
          </chart:series>
          <chart:series chart:style-name="ch11" chart:values-cell-range-address="Sheet1.B13:Sheet1.B16" chart:label-cell-address="Sheet1.A12:Sheet1.A12" chart:class="chart:scatter">
            <chart:domain table:cell-range-address="Sheet1.A13:Sheet1.A16"/>
            <chart:data-point chart:repeated="4"/>
          </chart:series>
          <chart:series chart:style-name="ch12" chart:values-cell-range-address="Sheet1.B18:Sheet1.B21" chart:label-cell-address="Sheet1.A17:Sheet1.A17" chart:class="chart:scatter">
            <chart:domain table:cell-range-address="Sheet1.A18:Sheet1.A21"/>
            <chart:data-point chart:repeated="4"/>
          </chart:series>
          <chart:series chart:style-name="ch13" chart:values-cell-range-address="Sheet1.B23:Sheet1.B26" chart:label-cell-address="Sheet1.A22:Sheet1.A22" chart:class="chart:scatter">
            <chart:domain table:cell-range-address="Sheet1.A23:Sheet1.A26"/>
            <chart:data-point chart:repeated="4"/>
          </chart:series>
          <chart:series chart:style-name="ch14" chart:values-cell-range-address="Sheet1.B28:Sheet1.B31" chart:label-cell-address="Sheet1.A27:Sheet1.A27" chart:class="chart:scatter">
            <chart:domain table:cell-range-address="Sheet1.A28:Sheet1.A31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p69</text:p>
                <draw:g>
                  <svg:desc>Sheet1.A2:Sheet1.A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180</text:p>
                <draw:g>
                  <svg:desc>Sheet1.A7:Sheet1.A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219</text:p>
                <draw:g>
                  <svg:desc>Sheet1.A12:Sheet1.A1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567</text:p>
                <draw:g>
                  <svg:desc>Sheet1.A17:Sheet1.A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802</text:p>
                <draw:g>
                  <svg:desc>Sheet1.A22:Sheet1.A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1447</text:p>
                <draw:g>
                  <svg:desc>Sheet1.A27:Sheet1.A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6</svg:desc>
                </draw:g>
              </table:table-cell>
              <table:table-cell office:value-type="float" office:value="0.3259">
                <text:p>0.3259</text:p>
                <draw:g>
                  <svg:desc>Sheet1.B3:Sheet1.B6</svg:desc>
                </draw:g>
              </table:table-cell>
              <table:table-cell office:value-type="float" office:value="1">
                <text:p>1</text:p>
                <draw:g>
                  <svg:desc>Sheet1.A8:Sheet1.A11</svg:desc>
                </draw:g>
              </table:table-cell>
              <table:table-cell office:value-type="float" office:value="0.9276">
                <text:p>0.9276</text:p>
                <draw:g>
                  <svg:desc>Sheet1.B8:Sheet1.B11</svg:desc>
                </draw:g>
              </table:table-cell>
              <table:table-cell office:value-type="float" office:value="1">
                <text:p>1</text:p>
                <draw:g>
                  <svg:desc>Sheet1.A13:Sheet1.A16</svg:desc>
                </draw:g>
              </table:table-cell>
              <table:table-cell office:value-type="float" office:value="0.5714">
                <text:p>0.5714</text:p>
                <draw:g>
                  <svg:desc>Sheet1.B13:Sheet1.B16</svg:desc>
                </draw:g>
              </table:table-cell>
              <table:table-cell office:value-type="float" office:value="1">
                <text:p>1</text:p>
                <draw:g>
                  <svg:desc>Sheet1.A18:Sheet1.A21</svg:desc>
                </draw:g>
              </table:table-cell>
              <table:table-cell office:value-type="float" office:value="0.4367">
                <text:p>0.4367</text:p>
                <draw:g>
                  <svg:desc>Sheet1.B18:Sheet1.B21</svg:desc>
                </draw:g>
              </table:table-cell>
              <table:table-cell office:value-type="float" office:value="1">
                <text:p>1</text:p>
                <draw:g>
                  <svg:desc>Sheet1.A23:Sheet1.A26</svg:desc>
                </draw:g>
              </table:table-cell>
              <table:table-cell office:value-type="float" office:value="0.332">
                <text:p>0.332</text:p>
                <draw:g>
                  <svg:desc>Sheet1.B23:Sheet1.B26</svg:desc>
                </draw:g>
              </table:table-cell>
              <table:table-cell office:value-type="float" office:value="1">
                <text:p>1</text:p>
                <draw:g>
                  <svg:desc>Sheet1.A28:Sheet1.A31</svg:desc>
                </draw:g>
              </table:table-cell>
              <table:table-cell office:value-type="float" office:value="0.6067">
                <text:p>0.6067</text:p>
                <draw:g>
                  <svg:desc>Sheet1.B28:Sheet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955">
                <text:p>0.4955</text:p>
              </table:table-cell>
              <table:table-cell office:value-type="float" office:value="2">
                <text:p>2</text:p>
              </table:table-cell>
              <table:table-cell office:value-type="float" office:value="0.9544">
                <text:p>0.9544</text:p>
              </table:table-cell>
              <table:table-cell office:value-type="float" office:value="2">
                <text:p>2</text:p>
              </table:table-cell>
              <table:table-cell office:value-type="float" office:value="0.7376">
                <text:p>0.7376</text:p>
              </table:table-cell>
              <table:table-cell office:value-type="float" office:value="2">
                <text:p>2</text:p>
              </table:table-cell>
              <table:table-cell office:value-type="float" office:value="0.5692">
                <text:p>0.5692</text:p>
              </table:table-cell>
              <table:table-cell office:value-type="float" office:value="2">
                <text:p>2</text:p>
              </table:table-cell>
              <table:table-cell office:value-type="float" office:value="0.41">
                <text:p>0.41</text:p>
              </table:table-cell>
              <table:table-cell office:value-type="float" office:value="2">
                <text:p>2</text:p>
              </table:table-cell>
              <table:table-cell office:value-type="float" office:value="0.7354">
                <text:p>0.73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147">
                <text:p>0.5147</text:p>
              </table:table-cell>
              <table:table-cell office:value-type="float" office:value="3">
                <text:p>3</text:p>
              </table:table-cell>
              <table:table-cell office:value-type="float" office:value="0.9586">
                <text:p>0.9586</text:p>
              </table:table-cell>
              <table:table-cell office:value-type="float" office:value="3">
                <text:p>3</text:p>
              </table:table-cell>
              <table:table-cell office:value-type="float" office:value="0.8437">
                <text:p>0.8437</text:p>
              </table:table-cell>
              <table:table-cell office:value-type="float" office:value="3">
                <text:p>3</text:p>
              </table:table-cell>
              <table:table-cell office:value-type="float" office:value="0.7239">
                <text:p>0.7239</text:p>
              </table:table-cell>
              <table:table-cell office:value-type="float" office:value="3">
                <text:p>3</text:p>
              </table:table-cell>
              <table:table-cell office:value-type="float" office:value="0.4363">
                <text:p>0.4363</text:p>
              </table:table-cell>
              <table:table-cell office:value-type="float" office:value="3">
                <text:p>3</text:p>
              </table:table-cell>
              <table:table-cell office:value-type="float" office:value="0.8483">
                <text:p>0.8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67">
                <text:p>0.567</text:p>
              </table:table-cell>
              <table:table-cell office:value-type="float" office:value="4">
                <text:p>4</text:p>
              </table:table-cell>
              <table:table-cell office:value-type="float" office:value="0.9722">
                <text:p>0.9722</text:p>
              </table:table-cell>
              <table:table-cell office:value-type="float" office:value="4">
                <text:p>4</text:p>
              </table:table-cell>
              <table:table-cell office:value-type="float" office:value="0.8822">
                <text:p>0.8822</text:p>
              </table:table-cell>
              <table:table-cell office:value-type="float" office:value="4">
                <text:p>4</text:p>
              </table:table-cell>
              <table:table-cell office:value-type="float" office:value="0.7786">
                <text:p>0.7786</text:p>
              </table:table-cell>
              <table:table-cell office:value-type="float" office:value="4">
                <text:p>4</text:p>
              </table:table-cell>
              <table:table-cell office:value-type="float" office:value="0.4611">
                <text:p>0.4611</text:p>
              </table:table-cell>
              <table:table-cell office:value-type="float" office:value="4">
                <text:p>4</text:p>
              </table:table-cell>
              <table:table-cell office:value-type="float" office:value="0.8723">
                <text:p>0.87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axial" draw:start="100%" draw:end="0%" draw:angle="0" draw:border="0%"/>
    <draw:stroke-dash draw:name="_33__20_Dashes_20_3_20_Dots_20__28_var_29_" draw:display-name="3 Dashes 3 Dots (var)" draw:style="rect" draw:dots1="3" draw:dots1-length="197%" draw:dots2="3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fo:font-weight="bold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5pt" style:font-size-asian="9pt" style:font-size-complex="9pt"/>
    </style:style>
    <style:style style:name="ch6" style:family="chart" style:data-style-name="N10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automatic" chart:symbol-width="0.25cm" chart:symbol-height="0.25cm" chart:link-data-style-to-source="true">
        <chart:symbol-image xlink:href="Pictures/2000000A000000FD000000FDF1F7E11A.svm" xlink:type="simple" xlink:actuate="onLoad"/>
      </style:chart-properties>
      <style:graphic-properties draw:stroke-dash="_33__20_Dashes_20_3_20_Dots_20__28_var_29_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Fine_20_Dotted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down" chart:symbol-width="0.25cm" chart:symbol-height="0.25cm" chart:link-data-style-to-source="true"/>
      <style:graphic-properties draw:stroke-dash="Fine_20_Dotted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0">
      <style:chart-properties chart:symbol-type="none" chart:link-data-style-to-source="true"/>
      <style:graphic-properties draw:stroke="dash" draw:stroke-dash="Ultrafine_20_2_20_Dots_20_3_20_Dashes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914cm" svg:height="9.006cm" xlink:href=".." xlink:type="simple" chart:class="chart:scatter" chart:style-name="ch1">
        <chart:title svg:x="5.384cm" svg:y="0.569cm" chart:style-name="ch2">
          <text:p>Event Energy</text:p>
        </chart:title>
        <chart:plot-area chart:style-name="ch3" table:cell-range-address="Sheet1.A2:Sheet1.A7 Sheet1.E3:Sheet1.E6 Sheet1.E8:Sheet1.E11 Sheet1.A17:Sheet1.A17 Sheet1.E18:Sheet1.E21 Sheet1.A22:Sheet1.A22 Sheet1.E23:Sheet1.E26 Sheet1.A27:Sheet1.A27 Sheet1.E28:Sheet1.E31" chart:data-source-has-labels="row" svg:x="0.724cm" svg:y="1.206cm" svg:width="12.039cm" svg:height="7.068cm">
          <chartooo:coordinate-region svg:x="2.06cm" svg:y="1.458cm" svg:width="10.582cm" svg:height="6.063cm"/>
          <chart:axis chart:dimension="x" chart:name="primary-x" chart:style-name="ch4">
            <chart:title svg:x="4.734cm" svg:y="8.075cm" chart:style-name="ch5">
              <text:p>Index of Input Number</text:p>
            </chart:title>
          </chart:axis>
          <chart:axis chart:dimension="y" chart:name="primary-y" chart:style-name="ch6">
            <chart:title svg:x="0.001cm" svg:y="6.396cm" chart:style-name="ch7">
              <text:p>Improvement</text:p>
            </chart:title>
            <chart:grid chart:style-name="ch8" chart:class="major"/>
          </chart:axis>
          <chart:series chart:style-name="ch9" chart:values-cell-range-address="Sheet1.E3:Sheet1.E6" chart:label-cell-address="Sheet1.A2:Sheet1.A2" chart:class="chart:scatter">
            <chart:domain table:cell-range-address="Sheet1.A3:Sheet1.A6"/>
            <chart:data-point chart:repeated="4"/>
          </chart:series>
          <chart:series chart:style-name="ch10" chart:values-cell-range-address="Sheet1.E8:Sheet1.E11" chart:label-cell-address="Sheet1.A7:Sheet1.A7" chart:class="chart:scatter">
            <chart:domain table:cell-range-address="Sheet1.A8:Sheet1.A11"/>
            <chart:data-point chart:repeated="4"/>
          </chart:series>
          <chart:series chart:style-name="ch11" chart:values-cell-range-address="Sheet1.E18:Sheet1.E21" chart:label-cell-address="Sheet1.A17:Sheet1.A17" chart:class="chart:scatter">
            <chart:domain table:cell-range-address="Sheet1.A18:Sheet1.A21"/>
            <chart:data-point chart:repeated="4"/>
          </chart:series>
          <chart:series chart:style-name="ch12" chart:values-cell-range-address="Sheet1.E23:Sheet1.E26" chart:label-cell-address="Sheet1.A22:Sheet1.A22" chart:class="chart:scatter">
            <chart:domain table:cell-range-address="Sheet1.A23:Sheet1.A26"/>
            <chart:data-point chart:repeated="4"/>
          </chart:series>
          <chart:series chart:style-name="ch13" chart:values-cell-range-address="Sheet1.E28:Sheet1.E31" chart:label-cell-address="Sheet1.A27:Sheet1.A27" chart:class="chart:scatter">
            <chart:domain table:cell-range-address="Sheet1.A28:Sheet1.A31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p69</text:p>
                <draw:g>
                  <svg:desc>Sheet1.A2:Sheet1.A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180</text:p>
                <draw:g>
                  <svg:desc>Sheet1.A7:Sheet1.A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567</text:p>
                <draw:g>
                  <svg:desc>Sheet1.A17:Sheet1.A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802</text:p>
                <draw:g>
                  <svg:desc>Sheet1.A22:Sheet1.A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1447</text:p>
                <draw:g>
                  <svg:desc>Sheet1.A27:Sheet1.A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6</svg:desc>
                </draw:g>
              </table:table-cell>
              <table:table-cell office:value-type="float" office:value="0.3032">
                <text:p>0.3032</text:p>
                <draw:g>
                  <svg:desc>Sheet1.E3:Sheet1.E6</svg:desc>
                </draw:g>
              </table:table-cell>
              <table:table-cell office:value-type="float" office:value="1">
                <text:p>1</text:p>
                <draw:g>
                  <svg:desc>Sheet1.A8:Sheet1.A11</svg:desc>
                </draw:g>
              </table:table-cell>
              <table:table-cell office:value-type="float" office:value="0.8109">
                <text:p>0.8109</text:p>
                <draw:g>
                  <svg:desc>Sheet1.E8:Sheet1.E11</svg:desc>
                </draw:g>
              </table:table-cell>
              <table:table-cell office:value-type="float" office:value="1">
                <text:p>1</text:p>
                <draw:g>
                  <svg:desc>Sheet1.A18:Sheet1.A21</svg:desc>
                </draw:g>
              </table:table-cell>
              <table:table-cell office:value-type="float" office:value="0.2729">
                <text:p>0.2729</text:p>
                <draw:g>
                  <svg:desc>Sheet1.E18:Sheet1.E21</svg:desc>
                </draw:g>
              </table:table-cell>
              <table:table-cell office:value-type="float" office:value="1">
                <text:p>1</text:p>
                <draw:g>
                  <svg:desc>Sheet1.A23:Sheet1.A26</svg:desc>
                </draw:g>
              </table:table-cell>
              <table:table-cell office:value-type="float" office:value="0.3255">
                <text:p>0.3255</text:p>
                <draw:g>
                  <svg:desc>Sheet1.E23:Sheet1.E26</svg:desc>
                </draw:g>
              </table:table-cell>
              <table:table-cell office:value-type="float" office:value="1">
                <text:p>1</text:p>
                <draw:g>
                  <svg:desc>Sheet1.A28:Sheet1.A31</svg:desc>
                </draw:g>
              </table:table-cell>
              <table:table-cell office:value-type="float" office:value="0.3056">
                <text:p>0.3056</text:p>
                <draw:g>
                  <svg:desc>Sheet1.E28:Sheet1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425">
                <text:p>0.5425</text:p>
              </table:table-cell>
              <table:table-cell office:value-type="float" office:value="2">
                <text:p>2</text:p>
              </table:table-cell>
              <table:table-cell office:value-type="float" office:value="0.9135">
                <text:p>0.9135</text:p>
              </table:table-cell>
              <table:table-cell office:value-type="float" office:value="2">
                <text:p>2</text:p>
              </table:table-cell>
              <table:table-cell office:value-type="float" office:value="0.2727">
                <text:p>0.2727</text:p>
              </table:table-cell>
              <table:table-cell office:value-type="float" office:value="2">
                <text:p>2</text:p>
              </table:table-cell>
              <table:table-cell office:value-type="float" office:value="0.4472">
                <text:p>0.4472</text:p>
              </table:table-cell>
              <table:table-cell office:value-type="float" office:value="2">
                <text:p>2</text:p>
              </table:table-cell>
              <table:table-cell office:value-type="float" office:value="0.4536">
                <text:p>0.4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877">
                <text:p>0.5877</text:p>
              </table:table-cell>
              <table:table-cell office:value-type="float" office:value="3">
                <text:p>3</text:p>
              </table:table-cell>
              <table:table-cell office:value-type="float" office:value="0.8908">
                <text:p>0.8908</text:p>
              </table:table-cell>
              <table:table-cell office:value-type="float" office:value="3">
                <text:p>3</text:p>
              </table:table-cell>
              <table:table-cell office:value-type="float" office:value="0.4875">
                <text:p>0.4875</text:p>
              </table:table-cell>
              <table:table-cell office:value-type="float" office:value="3">
                <text:p>3</text:p>
              </table:table-cell>
              <table:table-cell office:value-type="float" office:value="0.4088">
                <text:p>0.4088</text:p>
              </table:table-cell>
              <table:table-cell office:value-type="float" office:value="3">
                <text:p>3</text:p>
              </table:table-cell>
              <table:table-cell office:value-type="float" office:value="0.3845">
                <text:p>0.38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113">
                <text:p>0.5113</text:p>
              </table:table-cell>
              <table:table-cell office:value-type="float" office:value="4">
                <text:p>4</text:p>
              </table:table-cell>
              <table:table-cell office:value-type="float" office:value="0.9013">
                <text:p>0.9013</text:p>
              </table:table-cell>
              <table:table-cell office:value-type="float" office:value="4">
                <text:p>4</text:p>
              </table:table-cell>
              <table:table-cell office:value-type="float" office:value="0.5995">
                <text:p>0.5995</text:p>
              </table:table-cell>
              <table:table-cell office:value-type="float" office:value="4">
                <text:p>4</text:p>
              </table:table-cell>
              <table:table-cell office:value-type="float" office:value="0.4265">
                <text:p>0.4265</text:p>
              </table:table-cell>
              <table:table-cell office:value-type="float" office:value="4">
                <text:p>4</text:p>
              </table:table-cell>
              <table:table-cell office:value-type="float" office:value="0.4658">
                <text:p>0.46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axial" draw:start="100%" draw:end="0%" draw:angle="0" draw:border="0%"/>
    <draw:stroke-dash draw:name="_33__20_Dashes_20_3_20_Dots_20__28_var_29_" draw:display-name="3 Dashes 3 Dots (var)" draw:style="rect" draw:dots1="3" draw:dots1-length="197%" draw:dots2="3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fo:font-weight="bold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5pt" style:font-size-asian="9pt" style:font-size-complex="9pt"/>
    </style:style>
    <style:style style:name="ch6" style:family="chart" style:data-style-name="N10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automatic" chart:symbol-width="0.25cm" chart:symbol-height="0.25cm" chart:link-data-style-to-source="true">
        <chart:symbol-image xlink:href="Pictures/2000000A000000FD000000FDF1F7E11A.svm" xlink:type="simple" xlink:actuate="onLoad"/>
      </style:chart-properties>
      <style:graphic-properties draw:stroke-dash="_33__20_Dashes_20_3_20_Dots_20__28_var_29_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Fine_20_Dotted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">
      <style:chart-properties chart:symbol-type="none" chart:link-data-style-to-source="true"/>
      <style:graphic-properties draw:stroke="dash" draw:stroke-dash="Ultrafine_20_Dashed" svg:stroke-width="0.08cm" svg:stroke-color="#660066" draw:fill-color="#660066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/>
      <style:graphic-properties draw:stroke-dash="Fine_20_Dotted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draw:stroke="dash" draw:stroke-dash="Ultrafine_20_2_20_Dots_20_3_20_Dashes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914cm" svg:height="9.006cm" xlink:href=".." xlink:type="simple" chart:class="chart:scatter" chart:style-name="ch1">
        <chart:title svg:x="5.796cm" svg:y="0.541cm" chart:style-name="ch2">
          <text:p>Loop Time</text:p>
        </chart:title>
        <chart:plot-area chart:style-name="ch3" table:cell-range-address="Sheet1.A2:Sheet1.A7 Sheet1.B3:Sheet1.B6 Sheet1.B8:Sheet1.B11 Sheet1.A12:Sheet1.A12 Sheet1.B13:Sheet1.B16 Sheet1.A17:Sheet1.A17 Sheet1.B18:Sheet1.B21 Sheet1.A22:Sheet1.A22 Sheet1.B23:Sheet1.B26 Sheet1.A27:Sheet1.A27 Sheet1.B28:Sheet1.B31" chart:data-source-has-labels="row" svg:x="0.807cm" svg:y="1.206cm" svg:width="11.955cm" svg:height="7.145cm">
          <chartooo:coordinate-region svg:x="2.143cm" svg:y="1.458cm" svg:width="10.498cm" svg:height="6.14cm"/>
          <chart:axis chart:dimension="x" chart:name="primary-x" chart:style-name="ch4">
            <chart:title svg:x="4.544cm" svg:y="8.153cm" chart:style-name="ch5">
              <text:p>Index of Input Number</text:p>
            </chart:title>
          </chart:axis>
          <chart:axis chart:dimension="y" chart:name="primary-y" chart:style-name="ch6">
            <chart:title svg:x="0.001cm" svg:y="6.434cm" chart:style-name="ch7">
              <text:p>Improvement</text:p>
            </chart:title>
            <chart:grid chart:style-name="ch8" chart:class="major"/>
          </chart:axis>
          <chart:series chart:style-name="ch9" chart:values-cell-range-address="Sheet1.B3:Sheet1.B6" chart:label-cell-address="Sheet1.A2:Sheet1.A2" chart:class="chart:scatter">
            <chart:domain table:cell-range-address="Sheet1.A3:Sheet1.A6"/>
            <chart:data-point chart:repeated="4"/>
          </chart:series>
          <chart:series chart:style-name="ch10" chart:values-cell-range-address="Sheet1.B8:Sheet1.B11" chart:label-cell-address="Sheet1.A7:Sheet1.A7" chart:class="chart:scatter">
            <chart:domain table:cell-range-address="Sheet1.A8:Sheet1.A11"/>
            <chart:data-point chart:repeated="4"/>
          </chart:series>
          <chart:series chart:style-name="ch11" chart:values-cell-range-address="Sheet1.B13:Sheet1.B16" chart:label-cell-address="Sheet1.A12:Sheet1.A12" chart:class="chart:scatter">
            <chart:domain table:cell-range-address="Sheet1.A13:Sheet1.A16"/>
            <chart:data-point chart:repeated="4"/>
          </chart:series>
          <chart:series chart:style-name="ch12" chart:values-cell-range-address="Sheet1.B18:Sheet1.B21" chart:label-cell-address="Sheet1.A17:Sheet1.A17" chart:class="chart:scatter">
            <chart:domain table:cell-range-address="Sheet1.A18:Sheet1.A21"/>
            <chart:data-point chart:repeated="4"/>
          </chart:series>
          <chart:series chart:style-name="ch13" chart:values-cell-range-address="Sheet1.B23:Sheet1.B26" chart:label-cell-address="Sheet1.A22:Sheet1.A22" chart:class="chart:scatter">
            <chart:domain table:cell-range-address="Sheet1.A23:Sheet1.A26"/>
            <chart:data-point chart:repeated="4"/>
          </chart:series>
          <chart:series chart:style-name="ch14" chart:values-cell-range-address="Sheet1.B28:Sheet1.B31" chart:label-cell-address="Sheet1.A27:Sheet1.A27" chart:class="chart:scatter">
            <chart:domain table:cell-range-address="Sheet1.A28:Sheet1.A31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p69</text:p>
                <draw:g>
                  <svg:desc>Sheet1.A2:Sheet1.A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180</text:p>
                <draw:g>
                  <svg:desc>Sheet1.A7:Sheet1.A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219</text:p>
                <draw:g>
                  <svg:desc>Sheet1.A12:Sheet1.A1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567</text:p>
                <draw:g>
                  <svg:desc>Sheet1.A17:Sheet1.A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802</text:p>
                <draw:g>
                  <svg:desc>Sheet1.A22:Sheet1.A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1447</text:p>
                <draw:g>
                  <svg:desc>Sheet1.A27:Sheet1.A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6</svg:desc>
                </draw:g>
              </table:table-cell>
              <table:table-cell office:value-type="float" office:value="0.3259">
                <text:p>0.3259</text:p>
                <draw:g>
                  <svg:desc>Sheet1.B3:Sheet1.B6</svg:desc>
                </draw:g>
              </table:table-cell>
              <table:table-cell office:value-type="float" office:value="1">
                <text:p>1</text:p>
                <draw:g>
                  <svg:desc>Sheet1.A8:Sheet1.A11</svg:desc>
                </draw:g>
              </table:table-cell>
              <table:table-cell office:value-type="float" office:value="0.9276">
                <text:p>0.9276</text:p>
                <draw:g>
                  <svg:desc>Sheet1.B8:Sheet1.B11</svg:desc>
                </draw:g>
              </table:table-cell>
              <table:table-cell office:value-type="float" office:value="1">
                <text:p>1</text:p>
                <draw:g>
                  <svg:desc>Sheet1.A13:Sheet1.A16</svg:desc>
                </draw:g>
              </table:table-cell>
              <table:table-cell office:value-type="float" office:value="0.5714">
                <text:p>0.5714</text:p>
                <draw:g>
                  <svg:desc>Sheet1.B13:Sheet1.B16</svg:desc>
                </draw:g>
              </table:table-cell>
              <table:table-cell office:value-type="float" office:value="1">
                <text:p>1</text:p>
                <draw:g>
                  <svg:desc>Sheet1.A18:Sheet1.A21</svg:desc>
                </draw:g>
              </table:table-cell>
              <table:table-cell office:value-type="float" office:value="0.4367">
                <text:p>0.4367</text:p>
                <draw:g>
                  <svg:desc>Sheet1.B18:Sheet1.B21</svg:desc>
                </draw:g>
              </table:table-cell>
              <table:table-cell office:value-type="float" office:value="1">
                <text:p>1</text:p>
                <draw:g>
                  <svg:desc>Sheet1.A23:Sheet1.A26</svg:desc>
                </draw:g>
              </table:table-cell>
              <table:table-cell office:value-type="float" office:value="0.332">
                <text:p>0.332</text:p>
                <draw:g>
                  <svg:desc>Sheet1.B23:Sheet1.B26</svg:desc>
                </draw:g>
              </table:table-cell>
              <table:table-cell office:value-type="float" office:value="1">
                <text:p>1</text:p>
                <draw:g>
                  <svg:desc>Sheet1.A28:Sheet1.A31</svg:desc>
                </draw:g>
              </table:table-cell>
              <table:table-cell office:value-type="float" office:value="0.6067">
                <text:p>0.6067</text:p>
                <draw:g>
                  <svg:desc>Sheet1.B28:Sheet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955">
                <text:p>0.4955</text:p>
              </table:table-cell>
              <table:table-cell office:value-type="float" office:value="2">
                <text:p>2</text:p>
              </table:table-cell>
              <table:table-cell office:value-type="float" office:value="0.9544">
                <text:p>0.9544</text:p>
              </table:table-cell>
              <table:table-cell office:value-type="float" office:value="2">
                <text:p>2</text:p>
              </table:table-cell>
              <table:table-cell office:value-type="float" office:value="0.7376">
                <text:p>0.7376</text:p>
              </table:table-cell>
              <table:table-cell office:value-type="float" office:value="2">
                <text:p>2</text:p>
              </table:table-cell>
              <table:table-cell office:value-type="float" office:value="0.5692">
                <text:p>0.5692</text:p>
              </table:table-cell>
              <table:table-cell office:value-type="float" office:value="2">
                <text:p>2</text:p>
              </table:table-cell>
              <table:table-cell office:value-type="float" office:value="0.41">
                <text:p>0.41</text:p>
              </table:table-cell>
              <table:table-cell office:value-type="float" office:value="2">
                <text:p>2</text:p>
              </table:table-cell>
              <table:table-cell office:value-type="float" office:value="0.7354">
                <text:p>0.73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147">
                <text:p>0.5147</text:p>
              </table:table-cell>
              <table:table-cell office:value-type="float" office:value="3">
                <text:p>3</text:p>
              </table:table-cell>
              <table:table-cell office:value-type="float" office:value="0.9586">
                <text:p>0.9586</text:p>
              </table:table-cell>
              <table:table-cell office:value-type="float" office:value="3">
                <text:p>3</text:p>
              </table:table-cell>
              <table:table-cell office:value-type="float" office:value="0.8437">
                <text:p>0.8437</text:p>
              </table:table-cell>
              <table:table-cell office:value-type="float" office:value="3">
                <text:p>3</text:p>
              </table:table-cell>
              <table:table-cell office:value-type="float" office:value="0.7239">
                <text:p>0.7239</text:p>
              </table:table-cell>
              <table:table-cell office:value-type="float" office:value="3">
                <text:p>3</text:p>
              </table:table-cell>
              <table:table-cell office:value-type="float" office:value="0.4363">
                <text:p>0.4363</text:p>
              </table:table-cell>
              <table:table-cell office:value-type="float" office:value="3">
                <text:p>3</text:p>
              </table:table-cell>
              <table:table-cell office:value-type="float" office:value="0.8483">
                <text:p>0.8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67">
                <text:p>0.567</text:p>
              </table:table-cell>
              <table:table-cell office:value-type="float" office:value="4">
                <text:p>4</text:p>
              </table:table-cell>
              <table:table-cell office:value-type="float" office:value="0.9722">
                <text:p>0.9722</text:p>
              </table:table-cell>
              <table:table-cell office:value-type="float" office:value="4">
                <text:p>4</text:p>
              </table:table-cell>
              <table:table-cell office:value-type="float" office:value="0.8822">
                <text:p>0.8822</text:p>
              </table:table-cell>
              <table:table-cell office:value-type="float" office:value="4">
                <text:p>4</text:p>
              </table:table-cell>
              <table:table-cell office:value-type="float" office:value="0.7786">
                <text:p>0.7786</text:p>
              </table:table-cell>
              <table:table-cell office:value-type="float" office:value="4">
                <text:p>4</text:p>
              </table:table-cell>
              <table:table-cell office:value-type="float" office:value="0.4611">
                <text:p>0.4611</text:p>
              </table:table-cell>
              <table:table-cell office:value-type="float" office:value="4">
                <text:p>4</text:p>
              </table:table-cell>
              <table:table-cell office:value-type="float" office:value="0.8723">
                <text:p>0.87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axial" draw:start="100%" draw:end="0%" draw:angle="0" draw:border="0%"/>
    <draw:stroke-dash draw:name="_33__20_Dashes_20_3_20_Dots_20__28_var_29_" draw:display-name="3 Dashes 3 Dots (var)" draw:style="rect" draw:dots1="3" draw:dots1-length="197%" draw:dots2="3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automatic" chart:symbol-width="0.25cm" chart:symbol-height="0.25cm" chart:link-data-style-to-source="true">
        <chart:symbol-image xlink:href="Pictures/2000000A000000FD000000FDF1F7E11A.svm" xlink:type="simple" xlink:actuate="onLoad"/>
      </style:chart-properties>
      <style:graphic-properties draw:stroke-dash="_33__20_Dashes_20_3_20_Dots_20__28_var_29_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Fine_20_Dotted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Ultrafine_20_Dashed" svg:stroke-width="0.08cm" svg:stroke-color="#660066" draw:fill-color="#660066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arrow-down" chart:symbol-width="0.25cm" chart:symbol-height="0.25cm" chart:link-data-style-to-source="true"/>
      <style:graphic-properties draw:stroke-dash="Fine_20_Dotted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draw:stroke="dash" draw:stroke-dash="Ultrafine_20_2_20_Dots_20_3_20_Dashes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914cm" svg:height="9.006cm" xlink:href=".." xlink:type="simple" chart:class="chart:scatter" chart:style-name="ch1">
        <chart:legend svg:x="2.169cm" svg:y="0.192cm" style:legend-expansion="custom" chartooo:width="9.262cm" chartooo:height="1.096cm" style:legend-expansion-aspect-ratio="8.4507299270073" chart:style-name="ch2"/>
        <chart:plot-area chart:style-name="ch3" table:cell-range-address="Sheet1.A2:Sheet1.A7 Sheet1.C3:Sheet1.C6 Sheet1.C8:Sheet1.C11 Sheet1.A12:Sheet1.A12 Sheet1.C13:Sheet1.C16 Sheet1.A17:Sheet1.A17 Sheet1.C18:Sheet1.C21 Sheet1.A22:Sheet1.A22 Sheet1.C23:Sheet1.C26 Sheet1.A27:Sheet1.A27 Sheet1.C28:Sheet1.C31" chart:data-source-has-labels="row" svg:x="0.606cm" svg:y="1.26cm" svg:width="12.133cm" svg:height="7.225cm">
          <chartooo:coordinate-region svg:x="1.73cm" svg:y="1.459cm" svg:width="10.915cm" svg:height="6.379cm"/>
          <chart:axis chart:dimension="x" chart:name="primary-x" chart:style-name="ch4">
            <chart:title svg:x="4.763cm" svg:y="8.446cm" chart:style-name="ch5">
              <text:p>Normalized Input Number</text:p>
            </chart:title>
          </chart:axis>
          <chart:axis chart:dimension="y" chart:name="primary-y" chart:style-name="ch6">
            <chart:title svg:x="0cm" svg:y="5.869cm" chart:style-name="ch7">
              <text:p>Improvement</text:p>
            </chart:title>
            <chart:grid chart:style-name="ch8" chart:class="major"/>
          </chart:axis>
          <chart:series chart:style-name="ch9" chart:values-cell-range-address="Sheet1.C3:Sheet1.C6" chart:label-cell-address="Sheet1.A2:Sheet1.A2" chart:class="chart:scatter">
            <chart:domain table:cell-range-address="Sheet1.A3:Sheet1.A6"/>
            <chart:data-point chart:repeated="4"/>
          </chart:series>
          <chart:series chart:style-name="ch10" chart:values-cell-range-address="Sheet1.C8:Sheet1.C11" chart:label-cell-address="Sheet1.A7:Sheet1.A7" chart:class="chart:scatter">
            <chart:domain table:cell-range-address="Sheet1.A8:Sheet1.A11"/>
            <chart:data-point chart:repeated="4"/>
          </chart:series>
          <chart:series chart:style-name="ch11" chart:values-cell-range-address="Sheet1.C13:Sheet1.C16" chart:label-cell-address="Sheet1.A12:Sheet1.A12" chart:class="chart:scatter">
            <chart:domain table:cell-range-address="Sheet1.A13:Sheet1.A16"/>
            <chart:data-point chart:repeated="4"/>
          </chart:series>
          <chart:series chart:style-name="ch12" chart:values-cell-range-address="Sheet1.C18:Sheet1.C21" chart:label-cell-address="Sheet1.A17:Sheet1.A17" chart:class="chart:scatter">
            <chart:domain table:cell-range-address="Sheet1.A18:Sheet1.A21"/>
            <chart:data-point chart:repeated="4"/>
          </chart:series>
          <chart:series chart:style-name="ch13" chart:values-cell-range-address="Sheet1.C23:Sheet1.C26" chart:label-cell-address="Sheet1.A22:Sheet1.A22" chart:class="chart:scatter">
            <chart:domain table:cell-range-address="Sheet1.A23:Sheet1.A26"/>
            <chart:data-point chart:repeated="4"/>
          </chart:series>
          <chart:series chart:style-name="ch14" chart:values-cell-range-address="Sheet1.C28:Sheet1.C31" chart:label-cell-address="Sheet1.A27:Sheet1.A27" chart:class="chart:scatter">
            <chart:domain table:cell-range-address="Sheet1.A28:Sheet1.A31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p69</text:p>
                <draw:g>
                  <svg:desc>Sheet1.A2:Sheet1.A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180</text:p>
                <draw:g>
                  <svg:desc>Sheet1.A7:Sheet1.A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219</text:p>
                <draw:g>
                  <svg:desc>Sheet1.A12:Sheet1.A1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567</text:p>
                <draw:g>
                  <svg:desc>Sheet1.A17:Sheet1.A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802</text:p>
                <draw:g>
                  <svg:desc>Sheet1.A22:Sheet1.A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1447</text:p>
                <draw:g>
                  <svg:desc>Sheet1.A27:Sheet1.A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6</svg:desc>
                </draw:g>
              </table:table-cell>
              <table:table-cell office:value-type="float" office:value="0.364">
                <text:p>0.364</text:p>
                <draw:g>
                  <svg:desc>Sheet1.C3:Sheet1.C6</svg:desc>
                </draw:g>
              </table:table-cell>
              <table:table-cell office:value-type="float" office:value="1">
                <text:p>1</text:p>
                <draw:g>
                  <svg:desc>Sheet1.A8:Sheet1.A11</svg:desc>
                </draw:g>
              </table:table-cell>
              <table:table-cell office:value-type="float" office:value="0.9557">
                <text:p>0.9557</text:p>
                <draw:g>
                  <svg:desc>Sheet1.C8:Sheet1.C11</svg:desc>
                </draw:g>
              </table:table-cell>
              <table:table-cell office:value-type="float" office:value="1">
                <text:p>1</text:p>
                <draw:g>
                  <svg:desc>Sheet1.A13:Sheet1.A16</svg:desc>
                </draw:g>
              </table:table-cell>
              <table:table-cell office:value-type="float" office:value="0.5957">
                <text:p>0.5957</text:p>
                <draw:g>
                  <svg:desc>Sheet1.C13:Sheet1.C16</svg:desc>
                </draw:g>
              </table:table-cell>
              <table:table-cell office:value-type="float" office:value="1">
                <text:p>1</text:p>
                <draw:g>
                  <svg:desc>Sheet1.A18:Sheet1.A21</svg:desc>
                </draw:g>
              </table:table-cell>
              <table:table-cell office:value-type="float" office:value="0.4629">
                <text:p>0.4629</text:p>
                <draw:g>
                  <svg:desc>Sheet1.C18:Sheet1.C21</svg:desc>
                </draw:g>
              </table:table-cell>
              <table:table-cell office:value-type="float" office:value="1">
                <text:p>1</text:p>
                <draw:g>
                  <svg:desc>Sheet1.A23:Sheet1.A26</svg:desc>
                </draw:g>
              </table:table-cell>
              <table:table-cell office:value-type="float" office:value="0.3309">
                <text:p>0.3309</text:p>
                <draw:g>
                  <svg:desc>Sheet1.C23:Sheet1.C26</svg:desc>
                </draw:g>
              </table:table-cell>
              <table:table-cell office:value-type="float" office:value="1">
                <text:p>1</text:p>
                <draw:g>
                  <svg:desc>Sheet1.A28:Sheet1.A31</svg:desc>
                </draw:g>
              </table:table-cell>
              <table:table-cell office:value-type="float" office:value="0.5815">
                <text:p>0.5815</text:p>
                <draw:g>
                  <svg:desc>Sheet1.C28:Sheet1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173">
                <text:p>0.6173</text:p>
              </table:table-cell>
              <table:table-cell office:value-type="float" office:value="2">
                <text:p>2</text:p>
              </table:table-cell>
              <table:table-cell office:value-type="float" office:value="0.9757">
                <text:p>0.9757</text:p>
              </table:table-cell>
              <table:table-cell office:value-type="float" office:value="2">
                <text:p>2</text:p>
              </table:table-cell>
              <table:table-cell office:value-type="float" office:value="0.7061">
                <text:p>0.7061</text:p>
              </table:table-cell>
              <table:table-cell office:value-type="float" office:value="2">
                <text:p>2</text:p>
              </table:table-cell>
              <table:table-cell office:value-type="float" office:value="0.554">
                <text:p>0.554</text:p>
              </table:table-cell>
              <table:table-cell office:value-type="float" office:value="2">
                <text:p>2</text:p>
              </table:table-cell>
              <table:table-cell office:value-type="float" office:value="0.4538">
                <text:p>0.4538</text:p>
              </table:table-cell>
              <table:table-cell office:value-type="float" office:value="2">
                <text:p>2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438">
                <text:p>0.6438</text:p>
              </table:table-cell>
              <table:table-cell office:value-type="float" office:value="3">
                <text:p>3</text:p>
              </table:table-cell>
              <table:table-cell office:value-type="float" office:value="0.9704">
                <text:p>0.9704</text:p>
              </table:table-cell>
              <table:table-cell office:value-type="float" office:value="3">
                <text:p>3</text:p>
              </table:table-cell>
              <table:table-cell office:value-type="float" office:value="0.8316">
                <text:p>0.8316</text:p>
              </table:table-cell>
              <table:table-cell office:value-type="float" office:value="3">
                <text:p>3</text:p>
              </table:table-cell>
              <table:table-cell office:value-type="float" office:value="0.7105">
                <text:p>0.7105</text:p>
              </table:table-cell>
              <table:table-cell office:value-type="float" office:value="3">
                <text:p>3</text:p>
              </table:table-cell>
              <table:table-cell office:value-type="float" office:value="0.4141">
                <text:p>0.4141</text:p>
              </table:table-cell>
              <table:table-cell office:value-type="float" office:value="3">
                <text:p>3</text:p>
              </table:table-cell>
              <table:table-cell office:value-type="float" office:value="0.7406">
                <text:p>0.7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534">
                <text:p>0.5534</text:p>
              </table:table-cell>
              <table:table-cell office:value-type="float" office:value="4">
                <text:p>4</text:p>
              </table:table-cell>
              <table:table-cell office:value-type="float" office:value="0.9733">
                <text:p>0.9733</text:p>
              </table:table-cell>
              <table:table-cell office:value-type="float" office:value="4">
                <text:p>4</text:p>
              </table:table-cell>
              <table:table-cell office:value-type="float" office:value="0.8976">
                <text:p>0.8976</text:p>
              </table:table-cell>
              <table:table-cell office:value-type="float" office:value="4">
                <text:p>4</text:p>
              </table:table-cell>
              <table:table-cell office:value-type="float" office:value="0.7839">
                <text:p>0.7839</text:p>
              </table:table-cell>
              <table:table-cell office:value-type="float" office:value="4">
                <text:p>4</text:p>
              </table:table-cell>
              <table:table-cell office:value-type="float" office:value="0.4364">
                <text:p>0.4364</text:p>
              </table:table-cell>
              <table:table-cell office:value-type="float" office:value="4">
                <text:p>4</text:p>
              </table:table-cell>
              <table:table-cell office:value-type="float" office:value="0.7819">
                <text:p>0.78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axial" draw:start="100%" draw:end="0%" draw:angle="0" draw:border="0%"/>
    <draw:stroke-dash draw:name="_33__20_Dashes_20_3_20_Dots_20__28_var_29_" draw:display-name="3 Dashes 3 Dots (var)" draw:style="rect" draw:dots1="3" draw:dots1-length="197%" draw:dots2="3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10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automatic" chart:symbol-width="0.25cm" chart:symbol-height="0.25cm" chart:link-data-style-to-source="true">
        <chart:symbol-image xlink:href="Pictures/2000000A000000FD000000FDF1F7E11A.svm" xlink:type="simple" xlink:actuate="onLoad"/>
      </style:chart-properties>
      <style:graphic-properties draw:stroke-dash="_33__20_Dashes_20_3_20_Dots_20__28_var_29_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Fine_20_Dotted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down" chart:symbol-width="0.25cm" chart:symbol-height="0.25cm" chart:link-data-style-to-source="true"/>
      <style:graphic-properties draw:stroke-dash="Fine_20_Dotted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="dash" draw:stroke-dash="Ultrafine_20_2_20_Dots_20_3_20_Dashes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914cm" svg:height="9.006cm" xlink:href=".." xlink:type="simple" chart:class="chart:scatter" chart:style-name="ch1">
        <chart:legend svg:x="2.169cm" svg:y="0.192cm" style:legend-expansion="custom" chartooo:width="9.262cm" chartooo:height="1.096cm" style:legend-expansion-aspect-ratio="8.4507299270073" chart:style-name="ch2"/>
        <chart:plot-area chart:style-name="ch3" table:cell-range-address="Sheet1.A2:Sheet1.A7 Sheet1.D3:Sheet1.D6 Sheet1.D8:Sheet1.D11 Sheet1.A17:Sheet1.A17 Sheet1.D18:Sheet1.D21 Sheet1.A22:Sheet1.A22 Sheet1.D23:Sheet1.D26 Sheet1.A27:Sheet1.A27 Sheet1.D28:Sheet1.D31" chart:data-source-has-labels="row" svg:x="0.606cm" svg:y="1.26cm" svg:width="12.133cm" svg:height="7.225cm">
          <chartooo:coordinate-region svg:x="1.73cm" svg:y="1.459cm" svg:width="10.915cm" svg:height="6.379cm"/>
          <chart:axis chart:dimension="x" chart:name="primary-x" chart:style-name="ch4">
            <chart:title svg:x="4.901cm" svg:y="8.397cm" chart:style-name="ch5">
              <text:p>Index of Input Number</text:p>
            </chart:title>
          </chart:axis>
          <chart:axis chart:dimension="y" chart:name="primary-y" chart:style-name="ch6">
            <chart:title svg:x="0.001cm" svg:y="5.942cm" chart:style-name="ch7">
              <text:p>Improvement</text:p>
            </chart:title>
            <chart:grid chart:style-name="ch8" chart:class="major"/>
          </chart:axis>
          <chart:series chart:style-name="ch9" chart:values-cell-range-address="Sheet1.D3:Sheet1.D6" chart:label-cell-address="Sheet1.A2:Sheet1.A2" chart:class="chart:scatter">
            <chart:domain table:cell-range-address="Sheet1.A3:Sheet1.A6"/>
            <chart:data-point chart:repeated="4"/>
          </chart:series>
          <chart:series chart:style-name="ch10" chart:values-cell-range-address="Sheet1.D8:Sheet1.D11" chart:label-cell-address="Sheet1.A7:Sheet1.A7" chart:class="chart:scatter">
            <chart:domain table:cell-range-address="Sheet1.A8:Sheet1.A11"/>
            <chart:data-point chart:repeated="4"/>
          </chart:series>
          <chart:series chart:style-name="ch11" chart:values-cell-range-address="Sheet1.D18:Sheet1.D21" chart:label-cell-address="Sheet1.A17:Sheet1.A17" chart:class="chart:scatter">
            <chart:domain table:cell-range-address="Sheet1.A18:Sheet1.A21"/>
            <chart:data-point chart:repeated="4"/>
          </chart:series>
          <chart:series chart:style-name="ch12" chart:values-cell-range-address="Sheet1.D23:Sheet1.D26" chart:label-cell-address="Sheet1.A22:Sheet1.A22" chart:class="chart:scatter">
            <chart:domain table:cell-range-address="Sheet1.A23:Sheet1.A26"/>
            <chart:data-point chart:repeated="4"/>
          </chart:series>
          <chart:series chart:style-name="ch13" chart:values-cell-range-address="Sheet1.D28:Sheet1.D31" chart:label-cell-address="Sheet1.A27:Sheet1.A27" chart:class="chart:scatter">
            <chart:domain table:cell-range-address="Sheet1.A28:Sheet1.A31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p69</text:p>
                <draw:g>
                  <svg:desc>Sheet1.A2:Sheet1.A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180</text:p>
                <draw:g>
                  <svg:desc>Sheet1.A7:Sheet1.A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567</text:p>
                <draw:g>
                  <svg:desc>Sheet1.A17:Sheet1.A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802</text:p>
                <draw:g>
                  <svg:desc>Sheet1.A22:Sheet1.A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1447</text:p>
                <draw:g>
                  <svg:desc>Sheet1.A27:Sheet1.A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6</svg:desc>
                </draw:g>
              </table:table-cell>
              <table:table-cell office:value-type="float" office:value="0.2567">
                <text:p>0.2567</text:p>
                <draw:g>
                  <svg:desc>Sheet1.D3:Sheet1.D6</svg:desc>
                </draw:g>
              </table:table-cell>
              <table:table-cell office:value-type="float" office:value="1">
                <text:p>1</text:p>
                <draw:g>
                  <svg:desc>Sheet1.A8:Sheet1.A11</svg:desc>
                </draw:g>
              </table:table-cell>
              <table:table-cell office:value-type="float" office:value="0.7039">
                <text:p>0.7039</text:p>
                <draw:g>
                  <svg:desc>Sheet1.D8:Sheet1.D11</svg:desc>
                </draw:g>
              </table:table-cell>
              <table:table-cell office:value-type="float" office:value="1">
                <text:p>1</text:p>
                <draw:g>
                  <svg:desc>Sheet1.A18:Sheet1.A21</svg:desc>
                </draw:g>
              </table:table-cell>
              <table:table-cell office:value-type="float" office:value="0.2516">
                <text:p>0.2516</text:p>
                <draw:g>
                  <svg:desc>Sheet1.D18:Sheet1.D21</svg:desc>
                </draw:g>
              </table:table-cell>
              <table:table-cell office:value-type="float" office:value="1">
                <text:p>1</text:p>
                <draw:g>
                  <svg:desc>Sheet1.A23:Sheet1.A26</svg:desc>
                </draw:g>
              </table:table-cell>
              <table:table-cell office:value-type="float" office:value="0.3293">
                <text:p>0.3293</text:p>
                <draw:g>
                  <svg:desc>Sheet1.D23:Sheet1.D26</svg:desc>
                </draw:g>
              </table:table-cell>
              <table:table-cell office:value-type="float" office:value="1">
                <text:p>1</text:p>
                <draw:g>
                  <svg:desc>Sheet1.A28:Sheet1.A31</svg:desc>
                </draw:g>
              </table:table-cell>
              <table:table-cell office:value-type="float" office:value="0.3371">
                <text:p>0.3371</text:p>
                <draw:g>
                  <svg:desc>Sheet1.D28:Sheet1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27">
                <text:p>0.427</text:p>
              </table:table-cell>
              <table:table-cell office:value-type="float" office:value="2">
                <text:p>2</text:p>
              </table:table-cell>
              <table:table-cell office:value-type="float" office:value="0.832">
                <text:p>0.832</text:p>
              </table:table-cell>
              <table:table-cell office:value-type="float" office:value="2">
                <text:p>2</text:p>
              </table:table-cell>
              <table:table-cell office:value-type="float" office:value="0.287">
                <text:p>0.287</text:p>
              </table:table-cell>
              <table:table-cell office:value-type="float" office:value="2">
                <text:p>2</text:p>
              </table:table-cell>
              <table:table-cell office:value-type="float" office:value="0.4025">
                <text:p>0.4025</text:p>
              </table:table-cell>
              <table:table-cell office:value-type="float" office:value="2">
                <text:p>2</text:p>
              </table:table-cell>
              <table:table-cell office:value-type="float" office:value="0.4238">
                <text:p>0.4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603">
                <text:p>0.4603</text:p>
              </table:table-cell>
              <table:table-cell office:value-type="float" office:value="3">
                <text:p>3</text:p>
              </table:table-cell>
              <table:table-cell office:value-type="float" office:value="0.8563">
                <text:p>0.8563</text:p>
              </table:table-cell>
              <table:table-cell office:value-type="float" office:value="3">
                <text:p>3</text:p>
              </table:table-cell>
              <table:table-cell office:value-type="float" office:value="0.4966">
                <text:p>0.4966</text:p>
              </table:table-cell>
              <table:table-cell office:value-type="float" office:value="3">
                <text:p>3</text:p>
              </table:table-cell>
              <table:table-cell office:value-type="float" office:value="0.4312">
                <text:p>0.4312</text:p>
              </table:table-cell>
              <table:table-cell office:value-type="float" office:value="3">
                <text:p>3</text:p>
              </table:table-cell>
              <table:table-cell office:value-type="float" office:value="0.6219">
                <text:p>0.6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264">
                <text:p>0.5264</text:p>
              </table:table-cell>
              <table:table-cell office:value-type="float" office:value="4">
                <text:p>4</text:p>
              </table:table-cell>
              <table:table-cell office:value-type="float" office:value="0.9055">
                <text:p>0.9055</text:p>
              </table:table-cell>
              <table:table-cell office:value-type="float" office:value="4">
                <text:p>4</text:p>
              </table:table-cell>
              <table:table-cell office:value-type="float" office:value="0.5972">
                <text:p>0.5972</text:p>
              </table:table-cell>
              <table:table-cell office:value-type="float" office:value="4">
                <text:p>4</text:p>
              </table:table-cell>
              <table:table-cell office:value-type="float" office:value="0.452">
                <text:p>0.452</text:p>
              </table:table-cell>
              <table:table-cell office:value-type="float" office:value="4">
                <text:p>4</text:p>
              </table:table-cell>
              <table:table-cell office:value-type="float" office:value="0.6759">
                <text:p>0.67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axial" draw:start="100%" draw:end="0%" draw:angle="0" draw:border="0%"/>
    <draw:stroke-dash draw:name="_33__20_Dashes_20_3_20_Dots_20__28_var_29_" draw:display-name="3 Dashes 3 Dots (var)" draw:style="rect" draw:dots1="3" draw:dots1-length="197%" draw:dots2="3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10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automatic" chart:symbol-width="0.25cm" chart:symbol-height="0.25cm" chart:link-data-style-to-source="true">
        <chart:symbol-image xlink:href="Pictures/2000000A000000FD000000FDF1F7E11A.svm" xlink:type="simple" xlink:actuate="onLoad"/>
      </style:chart-properties>
      <style:graphic-properties draw:stroke-dash="_33__20_Dashes_20_3_20_Dots_20__28_var_29_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Fine_20_Dotted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down" chart:symbol-width="0.25cm" chart:symbol-height="0.25cm" chart:link-data-style-to-source="true"/>
      <style:graphic-properties draw:stroke-dash="Fine_20_Dotted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0">
      <style:chart-properties chart:symbol-type="none" chart:link-data-style-to-source="true"/>
      <style:graphic-properties draw:stroke="dash" draw:stroke-dash="Ultrafine_20_2_20_Dots_20_3_20_Dashes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914cm" svg:height="9.006cm" xlink:href=".." xlink:type="simple" chart:class="chart:scatter" chart:style-name="ch1">
        <chart:legend svg:x="2.169cm" svg:y="0.192cm" style:legend-expansion="custom" chartooo:width="9.262cm" chartooo:height="1.096cm" style:legend-expansion-aspect-ratio="8.4507299270073" chart:style-name="ch2"/>
        <chart:plot-area chart:style-name="ch3" table:cell-range-address="Sheet1.A2:Sheet1.A7 Sheet1.E3:Sheet1.E6 Sheet1.E8:Sheet1.E11 Sheet1.A17:Sheet1.A17 Sheet1.E18:Sheet1.E21 Sheet1.A22:Sheet1.A22 Sheet1.E23:Sheet1.E26 Sheet1.A27:Sheet1.A27 Sheet1.E28:Sheet1.E31" chart:data-source-has-labels="row" svg:x="0.606cm" svg:y="1.26cm" svg:width="12.133cm" svg:height="7.225cm">
          <chartooo:coordinate-region svg:x="1.73cm" svg:y="1.459cm" svg:width="10.915cm" svg:height="6.379cm"/>
          <chart:axis chart:dimension="x" chart:name="primary-x" chart:style-name="ch4">
            <chart:title svg:x="4.901cm" svg:y="8.397cm" chart:style-name="ch5">
              <text:p>Index of Input Number</text:p>
            </chart:title>
          </chart:axis>
          <chart:axis chart:dimension="y" chart:name="primary-y" chart:style-name="ch6">
            <chart:title svg:x="0.001cm" svg:y="5.942cm" chart:style-name="ch7">
              <text:p>Improvement</text:p>
            </chart:title>
            <chart:grid chart:style-name="ch8" chart:class="major"/>
          </chart:axis>
          <chart:series chart:style-name="ch9" chart:values-cell-range-address="Sheet1.E3:Sheet1.E6" chart:label-cell-address="Sheet1.A2:Sheet1.A2" chart:class="chart:scatter">
            <chart:domain table:cell-range-address="Sheet1.A3:Sheet1.A6"/>
            <chart:data-point chart:repeated="4"/>
          </chart:series>
          <chart:series chart:style-name="ch10" chart:values-cell-range-address="Sheet1.E8:Sheet1.E11" chart:label-cell-address="Sheet1.A7:Sheet1.A7" chart:class="chart:scatter">
            <chart:domain table:cell-range-address="Sheet1.A8:Sheet1.A11"/>
            <chart:data-point chart:repeated="4"/>
          </chart:series>
          <chart:series chart:style-name="ch11" chart:values-cell-range-address="Sheet1.E18:Sheet1.E21" chart:label-cell-address="Sheet1.A17:Sheet1.A17" chart:class="chart:scatter">
            <chart:domain table:cell-range-address="Sheet1.A18:Sheet1.A21"/>
            <chart:data-point chart:repeated="4"/>
          </chart:series>
          <chart:series chart:style-name="ch12" chart:values-cell-range-address="Sheet1.E23:Sheet1.E26" chart:label-cell-address="Sheet1.A22:Sheet1.A22" chart:class="chart:scatter">
            <chart:domain table:cell-range-address="Sheet1.A23:Sheet1.A26"/>
            <chart:data-point chart:repeated="4"/>
          </chart:series>
          <chart:series chart:style-name="ch13" chart:values-cell-range-address="Sheet1.E28:Sheet1.E31" chart:label-cell-address="Sheet1.A27:Sheet1.A27" chart:class="chart:scatter">
            <chart:domain table:cell-range-address="Sheet1.A28:Sheet1.A31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p69</text:p>
                <draw:g>
                  <svg:desc>Sheet1.A2:Sheet1.A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180</text:p>
                <draw:g>
                  <svg:desc>Sheet1.A7:Sheet1.A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567</text:p>
                <draw:g>
                  <svg:desc>Sheet1.A17:Sheet1.A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802</text:p>
                <draw:g>
                  <svg:desc>Sheet1.A22:Sheet1.A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1447</text:p>
                <draw:g>
                  <svg:desc>Sheet1.A27:Sheet1.A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6</svg:desc>
                </draw:g>
              </table:table-cell>
              <table:table-cell office:value-type="float" office:value="0.3032">
                <text:p>0.3032</text:p>
                <draw:g>
                  <svg:desc>Sheet1.E3:Sheet1.E6</svg:desc>
                </draw:g>
              </table:table-cell>
              <table:table-cell office:value-type="float" office:value="1">
                <text:p>1</text:p>
                <draw:g>
                  <svg:desc>Sheet1.A8:Sheet1.A11</svg:desc>
                </draw:g>
              </table:table-cell>
              <table:table-cell office:value-type="float" office:value="0.8109">
                <text:p>0.8109</text:p>
                <draw:g>
                  <svg:desc>Sheet1.E8:Sheet1.E11</svg:desc>
                </draw:g>
              </table:table-cell>
              <table:table-cell office:value-type="float" office:value="1">
                <text:p>1</text:p>
                <draw:g>
                  <svg:desc>Sheet1.A18:Sheet1.A21</svg:desc>
                </draw:g>
              </table:table-cell>
              <table:table-cell office:value-type="float" office:value="0.2729">
                <text:p>0.2729</text:p>
                <draw:g>
                  <svg:desc>Sheet1.E18:Sheet1.E21</svg:desc>
                </draw:g>
              </table:table-cell>
              <table:table-cell office:value-type="float" office:value="1">
                <text:p>1</text:p>
                <draw:g>
                  <svg:desc>Sheet1.A23:Sheet1.A26</svg:desc>
                </draw:g>
              </table:table-cell>
              <table:table-cell office:value-type="float" office:value="0.3255">
                <text:p>0.3255</text:p>
                <draw:g>
                  <svg:desc>Sheet1.E23:Sheet1.E26</svg:desc>
                </draw:g>
              </table:table-cell>
              <table:table-cell office:value-type="float" office:value="1">
                <text:p>1</text:p>
                <draw:g>
                  <svg:desc>Sheet1.A28:Sheet1.A31</svg:desc>
                </draw:g>
              </table:table-cell>
              <table:table-cell office:value-type="float" office:value="0.3056">
                <text:p>0.3056</text:p>
                <draw:g>
                  <svg:desc>Sheet1.E28:Sheet1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425">
                <text:p>0.5425</text:p>
              </table:table-cell>
              <table:table-cell office:value-type="float" office:value="2">
                <text:p>2</text:p>
              </table:table-cell>
              <table:table-cell office:value-type="float" office:value="0.9135">
                <text:p>0.9135</text:p>
              </table:table-cell>
              <table:table-cell office:value-type="float" office:value="2">
                <text:p>2</text:p>
              </table:table-cell>
              <table:table-cell office:value-type="float" office:value="0.2727">
                <text:p>0.2727</text:p>
              </table:table-cell>
              <table:table-cell office:value-type="float" office:value="2">
                <text:p>2</text:p>
              </table:table-cell>
              <table:table-cell office:value-type="float" office:value="0.4472">
                <text:p>0.4472</text:p>
              </table:table-cell>
              <table:table-cell office:value-type="float" office:value="2">
                <text:p>2</text:p>
              </table:table-cell>
              <table:table-cell office:value-type="float" office:value="0.4536">
                <text:p>0.4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877">
                <text:p>0.5877</text:p>
              </table:table-cell>
              <table:table-cell office:value-type="float" office:value="3">
                <text:p>3</text:p>
              </table:table-cell>
              <table:table-cell office:value-type="float" office:value="0.8908">
                <text:p>0.8908</text:p>
              </table:table-cell>
              <table:table-cell office:value-type="float" office:value="3">
                <text:p>3</text:p>
              </table:table-cell>
              <table:table-cell office:value-type="float" office:value="0.4875">
                <text:p>0.4875</text:p>
              </table:table-cell>
              <table:table-cell office:value-type="float" office:value="3">
                <text:p>3</text:p>
              </table:table-cell>
              <table:table-cell office:value-type="float" office:value="0.4088">
                <text:p>0.4088</text:p>
              </table:table-cell>
              <table:table-cell office:value-type="float" office:value="3">
                <text:p>3</text:p>
              </table:table-cell>
              <table:table-cell office:value-type="float" office:value="0.3845">
                <text:p>0.38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113">
                <text:p>0.5113</text:p>
              </table:table-cell>
              <table:table-cell office:value-type="float" office:value="4">
                <text:p>4</text:p>
              </table:table-cell>
              <table:table-cell office:value-type="float" office:value="0.9013">
                <text:p>0.9013</text:p>
              </table:table-cell>
              <table:table-cell office:value-type="float" office:value="4">
                <text:p>4</text:p>
              </table:table-cell>
              <table:table-cell office:value-type="float" office:value="0.5995">
                <text:p>0.5995</text:p>
              </table:table-cell>
              <table:table-cell office:value-type="float" office:value="4">
                <text:p>4</text:p>
              </table:table-cell>
              <table:table-cell office:value-type="float" office:value="0.4265">
                <text:p>0.4265</text:p>
              </table:table-cell>
              <table:table-cell office:value-type="float" office:value="4">
                <text:p>4</text:p>
              </table:table-cell>
              <table:table-cell office:value-type="float" office:value="0.4658">
                <text:p>0.46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axial" draw:start="100%" draw:end="0%" draw:angle="0" draw:border="0%"/>
    <draw:stroke-dash draw:name="_33__20_Dashes_20_3_20_Dots_20__28_var_29_" draw:display-name="3 Dashes 3 Dots (var)" draw:style="rect" draw:dots1="3" draw:dots1-length="197%" draw:dots2="3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fo:font-weight="bold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5pt" style:font-size-asian="9pt" style:font-size-complex="9pt"/>
    </style:style>
    <style:style style:name="ch6" style:family="chart" style:data-style-name="N10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automatic" chart:symbol-width="0.25cm" chart:symbol-height="0.25cm" chart:link-data-style-to-source="true">
        <chart:symbol-image xlink:href="Pictures/2000000A000000FD000000FDF1F7E11A.svm" xlink:type="simple" xlink:actuate="onLoad"/>
      </style:chart-properties>
      <style:graphic-properties draw:stroke-dash="_33__20_Dashes_20_3_20_Dots_20__28_var_29_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Fine_20_Dotted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Ultrafine_20_Dashed" svg:stroke-width="0.08cm" svg:stroke-color="#660066" draw:fill-color="#660066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arrow-down" chart:symbol-width="0.25cm" chart:symbol-height="0.25cm" chart:link-data-style-to-source="true"/>
      <style:graphic-properties draw:stroke-dash="Fine_20_Dotted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draw:stroke="dash" draw:stroke-dash="Ultrafine_20_2_20_Dots_20_3_20_Dashes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914cm" svg:height="9.006cm" xlink:href=".." xlink:type="simple" chart:class="chart:scatter" chart:style-name="ch1">
        <chart:title svg:x="5.545cm" svg:y="0.568cm" chart:style-name="ch2">
          <text:p>Loop Energy</text:p>
        </chart:title>
        <chart:plot-area chart:style-name="ch3" table:cell-range-address="Sheet1.A2:Sheet1.A7 Sheet1.C3:Sheet1.C6 Sheet1.C8:Sheet1.C11 Sheet1.A12:Sheet1.A12 Sheet1.C13:Sheet1.C16 Sheet1.A17:Sheet1.A17 Sheet1.C18:Sheet1.C21 Sheet1.A22:Sheet1.A22 Sheet1.C23:Sheet1.C26 Sheet1.A27:Sheet1.A27 Sheet1.C28:Sheet1.C31" chart:data-source-has-labels="row" svg:x="0.751cm" svg:y="1.205cm" svg:width="12.01cm" svg:height="7.148cm">
          <chartooo:coordinate-region svg:x="2.087cm" svg:y="1.457cm" svg:width="10.553cm" svg:height="6.143cm"/>
          <chart:axis chart:dimension="x" chart:name="primary-x" chart:style-name="ch4">
            <chart:title svg:x="4.654cm" svg:y="8.153cm" chart:style-name="ch5">
              <text:p>Index of  Input Number</text:p>
            </chart:title>
          </chart:axis>
          <chart:axis chart:dimension="y" chart:name="primary-y" chart:style-name="ch6">
            <chart:title svg:x="0.001cm" svg:y="6.435cm" chart:style-name="ch7">
              <text:p>Improvement</text:p>
            </chart:title>
            <chart:grid chart:style-name="ch8" chart:class="major"/>
          </chart:axis>
          <chart:series chart:style-name="ch9" chart:values-cell-range-address="Sheet1.C3:Sheet1.C6" chart:label-cell-address="Sheet1.A2:Sheet1.A2" chart:class="chart:scatter">
            <chart:domain table:cell-range-address="Sheet1.A3:Sheet1.A6"/>
            <chart:data-point chart:repeated="4"/>
          </chart:series>
          <chart:series chart:style-name="ch10" chart:values-cell-range-address="Sheet1.C8:Sheet1.C11" chart:label-cell-address="Sheet1.A7:Sheet1.A7" chart:class="chart:scatter">
            <chart:domain table:cell-range-address="Sheet1.A8:Sheet1.A11"/>
            <chart:data-point chart:repeated="4"/>
          </chart:series>
          <chart:series chart:style-name="ch11" chart:values-cell-range-address="Sheet1.C13:Sheet1.C16" chart:label-cell-address="Sheet1.A12:Sheet1.A12" chart:class="chart:scatter">
            <chart:domain table:cell-range-address="Sheet1.A13:Sheet1.A16"/>
            <chart:data-point chart:repeated="4"/>
          </chart:series>
          <chart:series chart:style-name="ch12" chart:values-cell-range-address="Sheet1.C18:Sheet1.C21" chart:label-cell-address="Sheet1.A17:Sheet1.A17" chart:class="chart:scatter">
            <chart:domain table:cell-range-address="Sheet1.A18:Sheet1.A21"/>
            <chart:data-point chart:repeated="4"/>
          </chart:series>
          <chart:series chart:style-name="ch13" chart:values-cell-range-address="Sheet1.C23:Sheet1.C26" chart:label-cell-address="Sheet1.A22:Sheet1.A22" chart:class="chart:scatter">
            <chart:domain table:cell-range-address="Sheet1.A23:Sheet1.A26"/>
            <chart:data-point chart:repeated="4"/>
          </chart:series>
          <chart:series chart:style-name="ch14" chart:values-cell-range-address="Sheet1.C28:Sheet1.C31" chart:label-cell-address="Sheet1.A27:Sheet1.A27" chart:class="chart:scatter">
            <chart:domain table:cell-range-address="Sheet1.A28:Sheet1.A31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p69</text:p>
                <draw:g>
                  <svg:desc>Sheet1.A2:Sheet1.A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180</text:p>
                <draw:g>
                  <svg:desc>Sheet1.A7:Sheet1.A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219</text:p>
                <draw:g>
                  <svg:desc>Sheet1.A12:Sheet1.A1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567</text:p>
                <draw:g>
                  <svg:desc>Sheet1.A17:Sheet1.A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802</text:p>
                <draw:g>
                  <svg:desc>Sheet1.A22:Sheet1.A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pp1447</text:p>
                <draw:g>
                  <svg:desc>Sheet1.A27:Sheet1.A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6</svg:desc>
                </draw:g>
              </table:table-cell>
              <table:table-cell office:value-type="float" office:value="0.364">
                <text:p>0.364</text:p>
                <draw:g>
                  <svg:desc>Sheet1.C3:Sheet1.C6</svg:desc>
                </draw:g>
              </table:table-cell>
              <table:table-cell office:value-type="float" office:value="1">
                <text:p>1</text:p>
                <draw:g>
                  <svg:desc>Sheet1.A8:Sheet1.A11</svg:desc>
                </draw:g>
              </table:table-cell>
              <table:table-cell office:value-type="float" office:value="0.9557">
                <text:p>0.9557</text:p>
                <draw:g>
                  <svg:desc>Sheet1.C8:Sheet1.C11</svg:desc>
                </draw:g>
              </table:table-cell>
              <table:table-cell office:value-type="float" office:value="1">
                <text:p>1</text:p>
                <draw:g>
                  <svg:desc>Sheet1.A13:Sheet1.A16</svg:desc>
                </draw:g>
              </table:table-cell>
              <table:table-cell office:value-type="float" office:value="0.5957">
                <text:p>0.5957</text:p>
                <draw:g>
                  <svg:desc>Sheet1.C13:Sheet1.C16</svg:desc>
                </draw:g>
              </table:table-cell>
              <table:table-cell office:value-type="float" office:value="1">
                <text:p>1</text:p>
                <draw:g>
                  <svg:desc>Sheet1.A18:Sheet1.A21</svg:desc>
                </draw:g>
              </table:table-cell>
              <table:table-cell office:value-type="float" office:value="0.4629">
                <text:p>0.4629</text:p>
                <draw:g>
                  <svg:desc>Sheet1.C18:Sheet1.C21</svg:desc>
                </draw:g>
              </table:table-cell>
              <table:table-cell office:value-type="float" office:value="1">
                <text:p>1</text:p>
                <draw:g>
                  <svg:desc>Sheet1.A23:Sheet1.A26</svg:desc>
                </draw:g>
              </table:table-cell>
              <table:table-cell office:value-type="float" office:value="0.3309">
                <text:p>0.3309</text:p>
                <draw:g>
                  <svg:desc>Sheet1.C23:Sheet1.C26</svg:desc>
                </draw:g>
              </table:table-cell>
              <table:table-cell office:value-type="float" office:value="1">
                <text:p>1</text:p>
                <draw:g>
                  <svg:desc>Sheet1.A28:Sheet1.A31</svg:desc>
                </draw:g>
              </table:table-cell>
              <table:table-cell office:value-type="float" office:value="0.5815">
                <text:p>0.5815</text:p>
                <draw:g>
                  <svg:desc>Sheet1.C28:Sheet1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173">
                <text:p>0.6173</text:p>
              </table:table-cell>
              <table:table-cell office:value-type="float" office:value="2">
                <text:p>2</text:p>
              </table:table-cell>
              <table:table-cell office:value-type="float" office:value="0.9757">
                <text:p>0.9757</text:p>
              </table:table-cell>
              <table:table-cell office:value-type="float" office:value="2">
                <text:p>2</text:p>
              </table:table-cell>
              <table:table-cell office:value-type="float" office:value="0.7061">
                <text:p>0.7061</text:p>
              </table:table-cell>
              <table:table-cell office:value-type="float" office:value="2">
                <text:p>2</text:p>
              </table:table-cell>
              <table:table-cell office:value-type="float" office:value="0.554">
                <text:p>0.554</text:p>
              </table:table-cell>
              <table:table-cell office:value-type="float" office:value="2">
                <text:p>2</text:p>
              </table:table-cell>
              <table:table-cell office:value-type="float" office:value="0.4538">
                <text:p>0.4538</text:p>
              </table:table-cell>
              <table:table-cell office:value-type="float" office:value="2">
                <text:p>2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438">
                <text:p>0.6438</text:p>
              </table:table-cell>
              <table:table-cell office:value-type="float" office:value="3">
                <text:p>3</text:p>
              </table:table-cell>
              <table:table-cell office:value-type="float" office:value="0.9704">
                <text:p>0.9704</text:p>
              </table:table-cell>
              <table:table-cell office:value-type="float" office:value="3">
                <text:p>3</text:p>
              </table:table-cell>
              <table:table-cell office:value-type="float" office:value="0.8316">
                <text:p>0.8316</text:p>
              </table:table-cell>
              <table:table-cell office:value-type="float" office:value="3">
                <text:p>3</text:p>
              </table:table-cell>
              <table:table-cell office:value-type="float" office:value="0.7105">
                <text:p>0.7105</text:p>
              </table:table-cell>
              <table:table-cell office:value-type="float" office:value="3">
                <text:p>3</text:p>
              </table:table-cell>
              <table:table-cell office:value-type="float" office:value="0.4141">
                <text:p>0.4141</text:p>
              </table:table-cell>
              <table:table-cell office:value-type="float" office:value="3">
                <text:p>3</text:p>
              </table:table-cell>
              <table:table-cell office:value-type="float" office:value="0.7406">
                <text:p>0.7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534">
                <text:p>0.5534</text:p>
              </table:table-cell>
              <table:table-cell office:value-type="float" office:value="4">
                <text:p>4</text:p>
              </table:table-cell>
              <table:table-cell office:value-type="float" office:value="0.9733">
                <text:p>0.9733</text:p>
              </table:table-cell>
              <table:table-cell office:value-type="float" office:value="4">
                <text:p>4</text:p>
              </table:table-cell>
              <table:table-cell office:value-type="float" office:value="0.8976">
                <text:p>0.8976</text:p>
              </table:table-cell>
              <table:table-cell office:value-type="float" office:value="4">
                <text:p>4</text:p>
              </table:table-cell>
              <table:table-cell office:value-type="float" office:value="0.7839">
                <text:p>0.7839</text:p>
              </table:table-cell>
              <table:table-cell office:value-type="float" office:value="4">
                <text:p>4</text:p>
              </table:table-cell>
              <table:table-cell office:value-type="float" office:value="0.4364">
                <text:p>0.4364</text:p>
              </table:table-cell>
              <table:table-cell office:value-type="float" office:value="4">
                <text:p>4</text:p>
              </table:table-cell>
              <table:table-cell office:value-type="float" office:value="0.7819">
                <text:p>0.781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axial" draw:start="100%" draw:end="0%" draw:angle="0" draw:border="0%"/>
    <draw:stroke-dash draw:name="_33__20_Dashes_20_3_20_Dots_20__28_var_29_" draw:display-name="3 Dashes 3 Dots (var)" draw:style="rect" draw:dots1="3" draw:dots1-length="197%" draw:dots2="3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